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61cm"/>
    </style:style>
    <style:style style:name="co2" style:family="table-column">
      <style:table-column-properties fo:break-before="auto" style:column-width="2.0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  <style:map style:condition="cell-content()=[.A5]" style:apply-style-name="Result2" style:base-cell-address="Tabelle1.F4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  <style:map style:condition="cell-content()=[.A5]" style:apply-style-name="Result2" style:base-cell-address="Tabelle1.F4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  <style:map style:condition="cell-content()=[.A5]" style:apply-style-name="Result2" style:base-cell-address="Tabelle1.F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  <style:map style:condition="cell-content()=[.A5]" style:apply-style-name="Result2" style:base-cell-address="Tabelle1.F4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  <style:map style:condition="cell-content()=[.A5]" style:apply-style-name="Result2" style:base-cell-address="Tabelle1.F4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  <style:map style:condition="cell-content()=[.A5:.A5]" style:apply-style-name="Result2" style:base-cell-address="Tabelle1.D4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[.$A10]" style:apply-style-name="Result2" style:base-cell-address="Tabelle1.I9"/>
    </style:style>
    <style:style style:name="ce17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10"/>
        <table:table-column table:style-name="co3" table:default-cell-style-name="ce3"/>
        <table:table-column table:style-name="co3" table:number-columns-repeated="1002" table:default-cell-style-name="ce10"/>
        <table:table-column table:style-name="co3" table:number-columns-repeated="15" table:default-cell-style-name="Default"/>
        <table:table-row table:style-name="ro1">
          <table:table-cell table:style-name="ce1"/>
          <table:table-cell table:number-columns-repeated="12"/>
          <table:table-cell table:style-name="ce3"/>
          <table:table-cell table:number-columns-repeated="1010"/>
        </table:table-row>
        <table:table-row table:style-name="ro1">
          <table:table-cell table:style-name="ce1"/>
          <table:table-cell office:value-type="string">
            <text:p>Thread0</text:p>
          </table:table-cell>
          <table:table-cell office:value-type="string">
            <text:p>Thread1</text:p>
          </table:table-cell>
          <table:table-cell office:value-type="string">
            <text:p>Thread2</text:p>
          </table:table-cell>
          <table:table-cell office:value-type="string">
            <text:p>Thread3</text:p>
          </table:table-cell>
          <table:table-cell office:value-type="string">
            <text:p>Thread4</text:p>
          </table:table-cell>
          <table:table-cell office:value-type="string">
            <text:p>SUMME</text:p>
          </table:table-cell>
          <table:table-cell/>
          <table:table-cell office:value-type="string">
            <text:p>Thread0</text:p>
          </table:table-cell>
          <table:table-cell office:value-type="string">
            <text:p>Thread1</text:p>
          </table:table-cell>
          <table:table-cell office:value-type="string">
            <text:p>Thread2</text:p>
          </table:table-cell>
          <table:table-cell office:value-type="string">
            <text:p>Thread3</text:p>
          </table:table-cell>
          <table:table-cell office:value-type="string">
            <text:p>Thread4</text:p>
          </table:table-cell>
          <table:table-cell table:style-name="ce3" office:value-type="string">
            <text:p>SUMME</text:p>
          </table:table-cell>
          <table:table-cell/>
          <table:table-cell office:value-type="string">
            <text:p>Thread0</text:p>
          </table:table-cell>
          <table:table-cell office:value-type="string">
            <text:p>Thread1</text:p>
          </table:table-cell>
          <table:table-cell office:value-type="string">
            <text:p>Thread2</text:p>
          </table:table-cell>
          <table:table-cell office:value-type="string">
            <text:p>Thread3</text:p>
          </table:table-cell>
          <table:table-cell office:value-type="string">
            <text:p>Thread4</text:p>
          </table:table-cell>
          <table:table-cell table:style-name="ce3" office:value-type="string">
            <text:p>SUMME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2" office:value-type="float" office:value="998">
            <text:p>998</text:p>
          </table:table-cell>
          <table:table-cell table:number-columns-repeated="2" office:value-type="float" office:value="997">
            <text:p>997</text:p>
          </table:table-cell>
          <table:table-cell office:value-type="float" office:value="996">
            <text:p>996</text:p>
          </table:table-cell>
          <table:table-cell table:formula="of:=SUM([.B3:.F3])" office:value-type="float" office:value="4986">
            <text:p>4986</text:p>
          </table:table-cell>
          <table:table-cell/>
          <table:table-cell table:number-columns-repeated="2" office:value-type="float" office:value="998">
            <text:p>998</text:p>
          </table:table-cell>
          <table:table-cell table:number-columns-repeated="2" office:value-type="float" office:value="997">
            <text:p>997</text:p>
          </table:table-cell>
          <table:table-cell office:value-type="float" office:value="996">
            <text:p>996</text:p>
          </table:table-cell>
          <table:table-cell table:style-name="ce3" table:formula="of:=SUM([.I3:.M3])" office:value-type="float" office:value="4986">
            <text:p>4986</text:p>
          </table:table-cell>
          <table:table-cell/>
          <table:table-cell table:number-columns-repeated="2" office:value-type="float" office:value="998">
            <text:p>998</text:p>
          </table:table-cell>
          <table:table-cell table:number-columns-repeated="2" office:value-type="float" office:value="997">
            <text:p>997</text:p>
          </table:table-cell>
          <table:table-cell office:value-type="float" office:value="996">
            <text:p>996</text:p>
          </table:table-cell>
          <table:table-cell table:style-name="ce3" table:formula="of:=SUM([.P3:.T3])" office:value-type="float" office:value="4986">
            <text:p>4986</text:p>
          </table:table-cell>
          <table:table-cell table:number-columns-repeated="1003"/>
        </table:table-row>
        <table:table-row table:style-name="ro1">
          <table:table-cell office:value-type="string">
            <text:p>Single value, no more Conflict - Resolution</text:p>
          </table:table-cell>
          <table:table-cell table:number-columns-repeated="7"/>
          <table:table-cell office:value-type="float" office:value="160">
            <text:p>160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table:style-name="ce3" table:formula="of:=SUM([.I4:.M4])" office:value-type="float" office:value="885">
            <text:p>885</text:p>
          </table:table-cell>
          <table:table-cell/>
          <table:table-cell office:value-type="float" office:value="533">
            <text:p>533</text:p>
          </table:table-cell>
          <table:table-cell office:value-type="float" office:value="563">
            <text:p>563</text:p>
          </table:table-cell>
          <table:table-cell office:value-type="float" office:value="565">
            <text:p>565</text:p>
          </table:table-cell>
          <table:table-cell office:value-type="float" office:value="515">
            <text:p>515</text:p>
          </table:table-cell>
          <table:table-cell office:value-type="float" office:value="565">
            <text:p>565</text:p>
          </table:table-cell>
          <table:table-cell table:style-name="ce3" table:formula="of:=SUM([.P4:.T4])" office:value-type="float" office:value="2741">
            <text:p>2741</text:p>
          </table:table-cell>
          <table:table-cell table:number-columns-repeated="1003"/>
        </table:table-row>
        <table:table-row table:style-name="ro1">
          <table:table-cell office:value-type="string">
            <text:p>Record in conflict with several sources</text:p>
          </table:table-cell>
          <table:table-cell office:value-type="float" office:value="184">
            <text:p>18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34">
            <text:p>234</text:p>
          </table:table-cell>
          <table:table-cell table:formula="of:=SUM([.B5:.F5])" office:value-type="float" office:value="1146">
            <text:p>1146</text:p>
          </table:table-cell>
          <table:table-cell/>
          <table:table-cell office:value-type="float" office:value="135">
            <text:p>135</text:p>
          </table:table-cell>
          <table:table-cell office:value-type="float" office:value="185">
            <text:p>185</text:p>
          </table:table-cell>
          <table:table-cell office:value-type="float" office:value="177">
            <text:p>177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table:style-name="ce3" table:formula="of:=SUM([.I5:.M5])" office:value-type="float" office:value="844">
            <text:p>844</text:p>
          </table:table-cell>
          <table:table-cell/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style-name="ce3" table:formula="of:=SUM([.P5:.T5])" office:value-type="float" office:value="170">
            <text:p>170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EPORT: element with conflicts</text:p>
          </table:table-cell>
          <table:table-cell table:style-name="ce3" office:value-type="float" office:value="477">
            <text:p>477</text:p>
          </table:table-cell>
          <table:table-cell table:style-name="ce3" office:value-type="float" office:value="492">
            <text:p>492</text:p>
          </table:table-cell>
          <table:table-cell table:style-name="ce3" office:value-type="float" office:value="485">
            <text:p>485</text:p>
          </table:table-cell>
          <table:table-cell table:style-name="ce3" office:value-type="float" office:value="482">
            <text:p>482</text:p>
          </table:table-cell>
          <table:table-cell table:style-name="ce3" office:value-type="float" office:value="502">
            <text:p>502</text:p>
          </table:table-cell>
          <table:table-cell table:formula="of:=SUM([.B6:.F6])" office:value-type="float" office:value="2438">
            <text:p>2438</text:p>
          </table:table-cell>
          <table:table-cell table:style-name="ce3"/>
          <table:table-cell table:style-name="ce3" office:value-type="float" office:value="474">
            <text:p>474</text:p>
          </table:table-cell>
          <table:table-cell table:style-name="ce3" office:value-type="float" office:value="484">
            <text:p>484</text:p>
          </table:table-cell>
          <table:table-cell table:number-columns-repeated="2" table:style-name="ce3" office:value-type="float" office:value="476">
            <text:p>476</text:p>
          </table:table-cell>
          <table:table-cell table:style-name="ce3" office:value-type="float" office:value="500">
            <text:p>500</text:p>
          </table:table-cell>
          <table:table-cell table:style-name="ce3" table:formula="of:=SUM([.I6:.M6])" office:value-type="float" office:value="2410">
            <text:p>2410</text:p>
          </table:table-cell>
          <table:table-cell table:style-name="ce3"/>
          <table:table-cell table:style-name="ce3" office:value-type="float" office:value="249">
            <text:p>249</text:p>
          </table:table-cell>
          <table:table-cell table:style-name="ce3" office:value-type="float" office:value="243">
            <text:p>243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259">
            <text:p>259</text:p>
          </table:table-cell>
          <table:table-cell table:style-name="ce3" table:formula="of:=SUM([.P6:.T6])" office:value-type="float" office:value="1244">
            <text:p>1244</text:p>
          </table:table-cell>
          <table:table-cell table:style-name="ce3" table:number-columns-repeated="988"/>
          <table:table-cell table:style-name="ce176" table:number-columns-repeated="15"/>
        </table:table-row>
        <table:table-row table:style-name="ro1">
          <table:table-cell table:style-name="ce3" office:value-type="string">
            <text:p>REPORT: element without conflicts</text:p>
          </table:table-cell>
          <table:table-cell table:style-name="ce3" office:value-type="float" office:value="521">
            <text:p>521</text:p>
          </table:table-cell>
          <table:table-cell table:style-name="ce3" office:value-type="float" office:value="506">
            <text:p>506</text:p>
          </table:table-cell>
          <table:table-cell table:style-name="ce3" office:value-type="float" office:value="512">
            <text:p>512</text:p>
          </table:table-cell>
          <table:table-cell table:style-name="ce3" office:value-type="float" office:value="515">
            <text:p>515</text:p>
          </table:table-cell>
          <table:table-cell table:style-name="ce3" office:value-type="float" office:value="494">
            <text:p>494</text:p>
          </table:table-cell>
          <table:table-cell table:formula="of:=SUM([.B7:.F7])" office:value-type="float" office:value="2548">
            <text:p>2548</text:p>
          </table:table-cell>
          <table:table-cell table:style-name="ce3"/>
          <table:table-cell table:style-name="ce3" office:value-type="float" office:value="524">
            <text:p>524</text:p>
          </table:table-cell>
          <table:table-cell table:style-name="ce3" office:value-type="float" office:value="514">
            <text:p>514</text:p>
          </table:table-cell>
          <table:table-cell table:number-columns-repeated="2" table:style-name="ce3" office:value-type="float" office:value="521">
            <text:p>521</text:p>
          </table:table-cell>
          <table:table-cell table:style-name="ce3" office:value-type="float" office:value="496">
            <text:p>496</text:p>
          </table:table-cell>
          <table:table-cell table:style-name="ce3" table:formula="of:=SUM([.I7:.M7])" office:value-type="float" office:value="2576">
            <text:p>2576</text:p>
          </table:table-cell>
          <table:table-cell table:style-name="ce3"/>
          <table:table-cell table:style-name="ce3" office:value-type="float" office:value="749">
            <text:p>749</text:p>
          </table:table-cell>
          <table:table-cell table:style-name="ce3" office:value-type="float" office:value="755">
            <text:p>755</text:p>
          </table:table-cell>
          <table:table-cell table:style-name="ce3" office:value-type="float" office:value="757">
            <text:p>757</text:p>
          </table:table-cell>
          <table:table-cell table:style-name="ce3" office:value-type="float" office:value="744">
            <text:p>744</text:p>
          </table:table-cell>
          <table:table-cell table:style-name="ce3" office:value-type="float" office:value="737">
            <text:p>737</text:p>
          </table:table-cell>
          <table:table-cell table:style-name="ce3" table:formula="of:=SUM([.P7:.T7])" office:value-type="float" office:value="3742">
            <text:p>3742</text:p>
          </table:table-cell>
          <table:table-cell table:style-name="ce3" table:number-columns-repeated="988"/>
          <table:table-cell table:style-name="ce176" table:number-columns-repeated="15"/>
        </table:table-row>
        <table:table-row table:style-name="ro1">
          <table:table-cell office:value-type="string">
            <text:p>Resolve Exiftool PDF format string</text:p>
          </table:table-cell>
          <table:table-cell table:style-name="Default" table:number-columns-repeated="13"/>
          <table:table-cell/>
          <table:table-cell table:number-columns-repeated="5" office:value-type="float" office:value="0">
            <text:p>0</text:p>
          </table:table-cell>
          <table:table-cell table:style-name="ce3" table:formula="of:=SUM([.P8:.T8])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et format GZIP to GZIP Format from Exiftool</text:p>
          </table:table-cell>
          <table:table-cell table:number-columns-repeated="12"/>
          <table:table-cell table:style-name="ce3"/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3" table:formula="of:=SUM([.P9:.T9])" office:value-type="float" office:value="66">
            <text:p>66</text:p>
          </table:table-cell>
          <table:table-cell table:number-columns-repeated="1003"/>
        </table:table-row>
        <table:table-row table:style-name="ro1">
          <table:table-cell office:value-type="string">
            <text:p>set application/rtf mimetypes to text/rtf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SUM([.P10:.T10])" office:value-type="float" office:value="5">
            <text:p>5</text:p>
          </table:table-cell>
          <table:table-cell table:number-columns-repeated="1003"/>
        </table:table-row>
        <table:table-row table:style-name="ro1">
          <table:table-cell office:value-type="string">
            <text:p>set RTF format to Rich Text Format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SUM([.P11:.T11])" office:value-type="float" office:value="5">
            <text:p>5</text:p>
          </table:table-cell>
          <table:table-cell table:number-columns-repeated="1003"/>
        </table:table-row>
        <table:table-row table:style-name="ro1">
          <table:table-cell office:value-type="string">
            <text:p>ignore text/plain and corresponding format if more precisise text/* available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style-name="ce3" table:formula="of:=SUM([.P12:.T12])" office:value-type="float" office:value="97">
            <text:p>97</text:p>
          </table:table-cell>
          <table:table-cell table:number-columns-repeated="1003"/>
        </table:table-row>
        <table:table-row table:style-name="ro1">
          <table:table-cell office:value-type="string">
            <text:p>set format XLS to Microsoft Excel Format from Exiftool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table:number-columns-repeated="2"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style-name="ce3" table:formula="of:=SUM([.P13:.T13])" office:value-type="float" office:value="281">
            <text:p>281</text:p>
          </table:table-cell>
          <table:table-cell table:number-columns-repeated="1003"/>
        </table:table-row>
        <table:table-row table:style-name="ro1">
          <table:table-cell office:value-type="string">
            <text:p>PPT: ignore Droid Microsoft Powerpoint Presentation false positives format and mimetypes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SUM([.P14:.T14])" office:value-type="float" office:value="2">
            <text:p>2</text:p>
          </table:table-cell>
          <table:table-cell table:number-columns-repeated="1003"/>
        </table:table-row>
        <table:table-row table:style-name="ro1">
          <table:table-cell office:value-type="string">
            <text:p>PPT: ignore others mimetypes if Droid reports Microsoft Powerpoint Presentation format - after precleaning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table:formula="of:=SUM([.P15:.T15])" office:value-type="float" office:value="17">
            <text:p>17</text:p>
          </table:table-cell>
          <table:table-cell table:number-columns-repeated="1003"/>
        </table:table-row>
        <table:table-row table:style-name="ro1">
          <table:table-cell office:value-type="string">
            <text:p>PPT: ignore others formats if Droid reports Microsoft Powerpoint Presentation - after precleaning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table:style-name="ce3" table:formula="of:=SUM([.P16:.T16])" office:value-type="float" office:value="275">
            <text:p>275</text:p>
          </table:table-cell>
          <table:table-cell table:number-columns-repeated="1003"/>
        </table:table-row>
        <table:table-row table:style-name="ro1">
          <table:table-cell office:value-type="string">
            <text:p>if Jhove and Droid report xhtml, ignore others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3" table:formula="of:=SUM([.P17:.T17])" office:value-type="float" office:value="23">
            <text:p>23</text:p>
          </table:table-cell>
          <table:table-cell table:number-columns-repeated="1003"/>
        </table:table-row>
        <table:table-row table:style-name="ro1">
          <table:table-cell office:value-type="string">
            <text:p>ignore text/html and corresponding format by Jhove (and others) if application/xhtml+xml is available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3" table:formula="of:=SUM([.P18:.T18])" office:value-type="float" office:value="109">
            <text:p>109</text:p>
          </table:table-cell>
          <table:table-cell table:number-columns-repeated="1003"/>
        </table:table-row>
        <table:table-row table:style-name="ro1">
          <table:table-cell office:value-type="string">
            <text:p>Resolve Jhove HTML Transitional format string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style-name="ce3" table:formula="of:=SUM([.P19:.T19])" office:value-type="float" office:value="193">
            <text:p>193</text:p>
          </table:table-cell>
          <table:table-cell table:number-columns-repeated="1003"/>
        </table:table-row>
        <table:table-row table:style-name="ro1">
          <table:table-cell office:value-type="string">
            <text:p>set html format version/markupBasisVersion to value without prefix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78">
            <text:p>78</text:p>
          </table:table-cell>
          <table:table-cell table:style-name="ce3" table:formula="of:=SUM([.P20:.T20])" office:value-type="float" office:value="444">
            <text:p>444</text:p>
          </table:table-cell>
          <table:table-cell table:number-columns-repeated="1003"/>
        </table:table-row>
        <table:table-row table:style-name="ro1">
          <table:table-cell office:value-type="string">
            <text:p>set sampling_frequency_unit : 'no absolute unit of measurement' from Jhove to 'none'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style-name="ce3" table:formula="of:=SUM([.P21:.T21])" office:value-type="float" office:value="174">
            <text:p>174</text:p>
          </table:table-cell>
          <table:table-cell table:number-columns-repeated="1003"/>
        </table:table-row>
        <table:table-row table:style-name="ro1">
          <table:table-cell office:value-type="string">
            <text:p>set sampling_frequency_unit : 'in.' from Jhove or NLNZ to 'inches'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table:style-name="ce3" table:formula="of:=SUM([.P22:.T22])" office:value-type="float" office:value="344">
            <text:p>344</text:p>
          </table:table-cell>
          <table:table-cell table:number-columns-repeated="1003"/>
        </table:table-row>
        <table:table-row table:style-name="ro1">
          <table:table-cell office:value-type="string">
            <text:p>ignore fractional exposure_time by NLNZ Metadata Extractor'</text:p>
          </table:table-cell>
          <table:table-cell table:number-columns-repeated="7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style-name="ce3" table:formula="of:=SUM([.P23:.T23])" office:value-type="float" office:value="53">
            <text:p>53</text:p>
          </table:table-cell>
          <table:table-cell table:number-columns-repeated="1003"/>
        </table:table-row>
        <table:table-row table:style-name="ro1" table:number-rows-repeated="2">
          <table:table-cell table:number-columns-repeated="8"/>
          <table:table-cell table:style-name="ce11"/>
          <table:table-cell table:style-name="ce44"/>
          <table:table-cell table:style-name="ce77"/>
          <table:table-cell table:style-name="ce110"/>
          <table:table-cell table:style-name="ce143"/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table:style-name="ce3" office:value-type="string">
            <text:p>Conflicts</text:p>
          </table:table-cell>
          <table:table-cell table:style-name="ce3" table:formula="of:=SUM([.B27:.B62])" office:value-type="float" office:value="1016">
            <text:p>1016</text:p>
          </table:table-cell>
          <table:table-cell table:style-name="ce3" table:formula="of:=SUM([.C27:.C62])" office:value-type="float" office:value="1010">
            <text:p>1010</text:p>
          </table:table-cell>
          <table:table-cell table:style-name="ce3" table:formula="of:=SUM([.D27:.D62])" office:value-type="float" office:value="1037">
            <text:p>1037</text:p>
          </table:table-cell>
          <table:table-cell table:style-name="ce3" table:formula="of:=SUM([.E27:.E62])" office:value-type="float" office:value="994">
            <text:p>994</text:p>
          </table:table-cell>
          <table:table-cell table:style-name="ce3" table:formula="of:=SUM([.F27:.F62])" office:value-type="float" office:value="1061">
            <text:p>1061</text:p>
          </table:table-cell>
          <table:table-cell table:formula="of:=SUM([.G27:.G62])" office:value-type="float" office:value="5118">
            <text:p>5118</text:p>
          </table:table-cell>
          <table:table-cell table:style-name="ce3"/>
          <table:table-cell table:style-name="ce3" table:formula="of:=SUM([.I27:.I62])" office:value-type="float" office:value="856">
            <text:p>856</text:p>
          </table:table-cell>
          <table:table-cell table:style-name="ce3" table:formula="of:=SUM([.J27:.J62])" office:value-type="float" office:value="814">
            <text:p>814</text:p>
          </table:table-cell>
          <table:table-cell table:style-name="ce3" table:formula="of:=SUM([.K27:.K62])" office:value-type="float" office:value="856">
            <text:p>856</text:p>
          </table:table-cell>
          <table:table-cell table:style-name="ce3" table:formula="of:=SUM([.L27:.L62])" office:value-type="float" office:value="836">
            <text:p>836</text:p>
          </table:table-cell>
          <table:table-cell table:style-name="ce3" table:formula="of:=SUM([.M27:.M62])" office:value-type="float" office:value="871">
            <text:p>871</text:p>
          </table:table-cell>
          <table:table-cell table:style-name="ce3" table:formula="of:=SUM([.N27:.N62])" office:value-type="float" office:value="4233">
            <text:p>4233</text:p>
          </table:table-cell>
          <table:table-cell table:style-name="ce3"/>
          <table:table-cell table:style-name="ce3" table:formula="of:=SUM([.P27:.P62])" office:value-type="float" office:value="483">
            <text:p>483</text:p>
          </table:table-cell>
          <table:table-cell table:style-name="ce3" table:formula="of:=SUM([.Q27:.Q62])" office:value-type="float" office:value="447">
            <text:p>447</text:p>
          </table:table-cell>
          <table:table-cell table:style-name="ce3" table:formula="of:=SUM([.R27:.R62])" office:value-type="float" office:value="472">
            <text:p>472</text:p>
          </table:table-cell>
          <table:table-cell table:style-name="ce3" table:formula="of:=SUM([.S27:.S62])" office:value-type="float" office:value="479">
            <text:p>479</text:p>
          </table:table-cell>
          <table:table-cell table:style-name="ce3" table:formula="of:=SUM([.T27:.T62])" office:value-type="float" office:value="496">
            <text:p>496</text:p>
          </table:table-cell>
          <table:table-cell table:style-name="ce3" table:formula="of:=SUM([.U27:.U62])" office:value-type="float" office:value="2377">
            <text:p>2377</text:p>
          </table:table-cell>
          <table:table-cell table:style-name="ce3" table:number-columns-repeated="988"/>
          <table:table-cell table:style-name="ce176" table:number-columns-repeated="15"/>
        </table:table-row>
        <table:table-row table:style-name="ro2">
          <table:table-cell office:value-type="string">
            <text:p>YCbCrPositioning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3" office:value-type="float" office:value="12">
            <text:p>12</text:p>
          </table:table-cell>
          <table:table-cell table:formula="of:=SUM([.B27:.F27])" office:value-type="float" office:value="58">
            <text:p>58</text:p>
          </table:table-cell>
          <table:table-cell/>
          <table:table-cell table:style-name="ce12" office:value-type="float" office:value="15">
            <text:p>15</text:p>
          </table:table-cell>
          <table:table-cell table:style-name="ce45" office:value-type="float" office:value="7">
            <text:p>7</text:p>
          </table:table-cell>
          <table:table-cell table:style-name="ce78" office:value-type="float" office:value="12">
            <text:p>12</text:p>
          </table:table-cell>
          <table:table-cell table:style-name="ce111" office:value-type="float" office:value="12">
            <text:p>12</text:p>
          </table:table-cell>
          <table:table-cell table:style-name="ce144" office:value-type="float" office:value="12">
            <text:p>12</text:p>
          </table:table-cell>
          <table:table-cell table:style-name="ce3" table:formula="of:=SUM([.I27:.M27])" office:value-type="float" office:value="58">
            <text:p>58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3" office:value-type="float" office:value="12">
            <text:p>12</text:p>
          </table:table-cell>
          <table:table-cell table:style-name="ce3" table:formula="of:=SUM([.P27:.T27])" office:value-type="float" office:value="58">
            <text:p>58</text:p>
          </table:table-cell>
          <table:table-cell table:number-columns-repeated="1003"/>
        </table:table-row>
        <table:table-row table:style-name="ro2">
          <table:table-cell office:value-type="string">
            <text:p>aperture_valu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SUM([.B28:.F28])" office:value-type="float" office:value="24">
            <text:p>24</text:p>
          </table:table-cell>
          <table:table-cell/>
          <table:table-cell table:style-name="ce13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112" office:value-type="float" office:value="5">
            <text:p>5</text:p>
          </table:table-cell>
          <table:table-cell table:style-name="ce145" office:value-type="float" office:value="5">
            <text:p>5</text:p>
          </table:table-cell>
          <table:table-cell table:style-name="ce3" table:formula="of:=SUM([.I28:.M28])" office:value-type="float" office:value="24">
            <text:p>24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3" table:formula="of:=SUM([.P28:.T28])" office:value-type="float" office:value="24">
            <text:p>24</text:p>
          </table:table-cell>
          <table:table-cell table:number-columns-repeated="1003"/>
        </table:table-row>
        <table:table-row table:style-name="ro2">
          <table:table-cell office:value-type="string">
            <text:p>aperture_value_max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SUM([.B29:.F29])" office:value-type="float" office:value="53">
            <text:p>53</text:p>
          </table:table-cell>
          <table:table-cell/>
          <table:table-cell table:style-name="ce14" office:value-type="float" office:value="12">
            <text:p>12</text:p>
          </table:table-cell>
          <table:table-cell table:style-name="ce47" office:value-type="float" office:value="7">
            <text:p>7</text:p>
          </table:table-cell>
          <table:table-cell table:style-name="ce80" office:value-type="float" office:value="12">
            <text:p>12</text:p>
          </table:table-cell>
          <table:table-cell table:style-name="ce113" office:value-type="float" office:value="10">
            <text:p>10</text:p>
          </table:table-cell>
          <table:table-cell table:style-name="ce146" office:value-type="float" office:value="12">
            <text:p>12</text:p>
          </table:table-cell>
          <table:table-cell table:style-name="ce3" table:formula="of:=SUM([.I29:.M29])" office:value-type="float" office:value="53">
            <text:p>53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3" table:formula="of:=SUM([.P29:.T29])" office:value-type="float" office:value="53">
            <text:p>53</text:p>
          </table:table-cell>
          <table:table-cell table:number-columns-repeated="1003"/>
        </table:table-row>
        <table:table-row table:style-name="ro2">
          <table:table-cell office:value-type="string">
            <text:p>author</text:p>
          </table:table-cell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SUM([.B30:.F30])" office:value-type="float" office:value="57">
            <text:p>57</text:p>
          </table:table-cell>
          <table:table-cell/>
          <table:table-cell table:style-name="ce15" office:value-type="float" office:value="17">
            <text:p>17</text:p>
          </table:table-cell>
          <table:table-cell table:style-name="ce48" office:value-type="float" office:value="5">
            <text:p>5</text:p>
          </table:table-cell>
          <table:table-cell table:style-name="ce81" office:value-type="float" office:value="9">
            <text:p>9</text:p>
          </table:table-cell>
          <table:table-cell table:style-name="ce114" office:value-type="float" office:value="7">
            <text:p>7</text:p>
          </table:table-cell>
          <table:table-cell table:style-name="ce147" office:value-type="float" office:value="12">
            <text:p>12</text:p>
          </table:table-cell>
          <table:table-cell table:style-name="ce3" table:formula="of:=SUM([.I30:.M30])"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3" table:formula="of:=SUM([.P30:.T30])" office:value-type="float" office:value="50">
            <text:p>50</text:p>
          </table:table-cell>
          <table:table-cell table:number-columns-repeated="1003"/>
        </table:table-row>
        <table:table-row table:style-name="ro2">
          <table:table-cell office:value-type="string">
            <text:p>cfaPattern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SUM([.B31:.F31])" office:value-type="float" office:value="9">
            <text:p>9</text:p>
          </table:table-cell>
          <table:table-cell/>
          <table:table-cell table:style-name="ce16" office:value-type="float" office:value="1">
            <text:p>1</text:p>
          </table:table-cell>
          <table:table-cell table:style-name="ce49" office:value-type="float" office:value="3">
            <text:p>3</text:p>
          </table:table-cell>
          <table:table-cell table:style-name="ce82" office:value-type="float" office:value="3">
            <text:p>3</text:p>
          </table:table-cell>
          <table:table-cell table:style-name="ce115" office:value-type="float" office:value="2">
            <text:p>2</text:p>
          </table:table-cell>
          <table:table-cell table:style-name="ce147"/>
          <table:table-cell table:style-name="ce3" table:formula="of:=SUM([.I31:.M31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3" table:formula="of:=SUM([.P31:.T31])" office:value-type="float" office:value="9">
            <text:p>9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charse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B32:.F32])" office:value-type="float" office:value="1">
            <text:p>1</text:p>
          </table:table-cell>
          <table:table-cell/>
          <table:table-cell table:style-name="ce16"/>
          <table:table-cell table:style-name="ce49"/>
          <table:table-cell table:style-name="ce83" office:value-type="float" office:value="1">
            <text:p>1</text:p>
          </table:table-cell>
          <table:table-cell table:style-name="ce115"/>
          <table:table-cell table:style-name="ce147"/>
          <table:table-cell table:style-name="ce3" table:formula="of:=SUM([.I32:.M32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3" table:formula="of:=SUM([.P32:.T32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colorspa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B33:.F33])" office:value-type="float" office:value="1">
            <text:p>1</text:p>
          </table:table-cell>
          <table:table-cell/>
          <table:table-cell table:style-name="ce16"/>
          <table:table-cell table:style-name="ce49"/>
          <table:table-cell table:style-name="ce84" office:value-type="float" office:value="1">
            <text:p>1</text:p>
          </table:table-cell>
          <table:table-cell table:style-name="ce115"/>
          <table:table-cell table:style-name="ce147"/>
          <table:table-cell table:style-name="ce3" table:formula="of:=SUM([.I33:.M33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3" table:formula="of:=SUM([.P33:.T33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compression_schem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B34:.F34])" office:value-type="float" office:value="1">
            <text:p>1</text:p>
          </table:table-cell>
          <table:table-cell/>
          <table:table-cell table:style-name="ce16"/>
          <table:table-cell table:style-name="ce49"/>
          <table:table-cell table:style-name="ce85" office:value-type="float" office:value="1">
            <text:p>1</text:p>
          </table:table-cell>
          <table:table-cell table:style-name="ce115"/>
          <table:table-cell table:style-name="ce147"/>
          <table:table-cell table:style-name="ce3" table:formula="of:=SUM([.I34:.M34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3" table:formula="of:=SUM([.P34:.T34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string">
            <text:p>created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formula="of:=SUM([.B35:.F35])" office:value-type="float" office:value="437">
            <text:p>437</text:p>
          </table:table-cell>
          <table:table-cell/>
          <table:table-cell table:style-name="ce17" office:value-type="float" office:value="75">
            <text:p>75</text:p>
          </table:table-cell>
          <table:table-cell table:style-name="ce50" office:value-type="float" office:value="94">
            <text:p>94</text:p>
          </table:table-cell>
          <table:table-cell table:style-name="ce86" office:value-type="float" office:value="83">
            <text:p>83</text:p>
          </table:table-cell>
          <table:table-cell table:style-name="ce116" office:value-type="float" office:value="90">
            <text:p>90</text:p>
          </table:table-cell>
          <table:table-cell table:style-name="ce148" office:value-type="float" office:value="95">
            <text:p>95</text:p>
          </table:table-cell>
          <table:table-cell table:style-name="ce3" table:formula="of:=SUM([.I35:.M35])" office:value-type="float" office:value="437">
            <text:p>437</text:p>
          </table:table-cell>
          <table:table-cell/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style-name="ce3" table:formula="of:=SUM([.P35:.T35])" office:value-type="float" office:value="437">
            <text:p>437</text:p>
          </table:table-cell>
          <table:table-cell table:number-columns-repeated="1003"/>
        </table:table-row>
        <table:table-row table:style-name="ro2">
          <table:table-cell office:value-type="string">
            <text:p>creating_application_name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table:formula="of:=SUM([.B36:.F36])" office:value-type="float" office:value="399">
            <text:p>399</text:p>
          </table:table-cell>
          <table:table-cell/>
          <table:table-cell table:style-name="ce18" office:value-type="float" office:value="82">
            <text:p>82</text:p>
          </table:table-cell>
          <table:table-cell table:style-name="ce51" office:value-type="float" office:value="67">
            <text:p>67</text:p>
          </table:table-cell>
          <table:table-cell table:style-name="ce87" office:value-type="float" office:value="72">
            <text:p>72</text:p>
          </table:table-cell>
          <table:table-cell table:style-name="ce117" office:value-type="float" office:value="83">
            <text:p>83</text:p>
          </table:table-cell>
          <table:table-cell table:style-name="ce149" office:value-type="float" office:value="68">
            <text:p>68</text:p>
          </table:table-cell>
          <table:table-cell table:style-name="ce3" table:formula="of:=SUM([.I36:.M36])" office:value-type="float" office:value="372">
            <text:p>372</text:p>
          </table:table-cell>
          <table:table-cell/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table:style-name="ce3" table:formula="of:=SUM([.P36:.T36])" office:value-type="float" office:value="372">
            <text:p>372</text:p>
          </table:table-cell>
          <table:table-cell table:number-columns-repeated="1003"/>
        </table:table-row>
        <table:table-row table:style-name="ro2">
          <table:table-cell office:value-type="string">
            <text:p>creating_application_version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formula="of:=SUM([.B37:.F37])" office:value-type="float" office:value="398">
            <text:p>398</text:p>
          </table:table-cell>
          <table:table-cell/>
          <table:table-cell table:style-name="ce19" office:value-type="float" office:value="69">
            <text:p>69</text:p>
          </table:table-cell>
          <table:table-cell table:style-name="ce52" office:value-type="float" office:value="85">
            <text:p>85</text:p>
          </table:table-cell>
          <table:table-cell table:style-name="ce88" office:value-type="float" office:value="73">
            <text:p>73</text:p>
          </table:table-cell>
          <table:table-cell table:style-name="ce118" office:value-type="float" office:value="85">
            <text:p>85</text:p>
          </table:table-cell>
          <table:table-cell table:style-name="ce150" office:value-type="float" office:value="86">
            <text:p>86</text:p>
          </table:table-cell>
          <table:table-cell table:style-name="ce3" table:formula="of:=SUM([.I37:.M37])" office:value-type="float" office:value="398">
            <text:p>398</text:p>
          </table:table-cell>
          <table:table-cell/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style-name="ce3" table:formula="of:=SUM([.P37:.T37])" office:value-type="float" office:value="398">
            <text:p>398</text:p>
          </table:table-cell>
          <table:table-cell table:number-columns-repeated="1003"/>
        </table:table-row>
        <table:table-row table:style-name="ro2">
          <table:table-cell office:value-type="string">
            <text:p>exif_versio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SUM([.B38:.F38])" office:value-type="float" office:value="29">
            <text:p>29</text:p>
          </table:table-cell>
          <table:table-cell/>
          <table:table-cell table:style-name="ce20" office:value-type="float" office:value="9">
            <text:p>9</text:p>
          </table:table-cell>
          <table:table-cell table:style-name="ce53" office:value-type="float" office:value="1">
            <text:p>1</text:p>
          </table:table-cell>
          <table:table-cell table:style-name="ce89" office:value-type="float" office:value="7">
            <text:p>7</text:p>
          </table:table-cell>
          <table:table-cell table:style-name="ce119" office:value-type="float" office:value="6">
            <text:p>6</text:p>
          </table:table-cell>
          <table:table-cell table:style-name="ce151" office:value-type="float" office:value="6">
            <text:p>6</text:p>
          </table:table-cell>
          <table:table-cell table:style-name="ce3" table:formula="of:=SUM([.I38:.M38])" office:value-type="float" office:value="29">
            <text:p>29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style-name="ce3" table:formula="of:=SUM([.P38:.T38])" office:value-type="float" office:value="29">
            <text:p>29</text:p>
          </table:table-cell>
          <table:table-cell table:number-columns-repeated="1003"/>
        </table:table-row>
        <table:table-row table:style-name="ro2">
          <table:table-cell office:value-type="string">
            <text:p>exposure_progra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SUM([.B39:.F39])" office:value-type="float" office:value="29">
            <text:p>29</text:p>
          </table:table-cell>
          <table:table-cell/>
          <table:table-cell table:style-name="ce21" office:value-type="float" office:value="5">
            <text:p>5</text:p>
          </table:table-cell>
          <table:table-cell table:style-name="ce54" office:value-type="float" office:value="4">
            <text:p>4</text:p>
          </table:table-cell>
          <table:table-cell table:style-name="ce90" office:value-type="float" office:value="6">
            <text:p>6</text:p>
          </table:table-cell>
          <table:table-cell table:style-name="ce120" office:value-type="float" office:value="6">
            <text:p>6</text:p>
          </table:table-cell>
          <table:table-cell table:style-name="ce152" office:value-type="float" office:value="8">
            <text:p>8</text:p>
          </table:table-cell>
          <table:table-cell table:style-name="ce3" table:formula="of:=SUM([.I39:.M39])" office:value-type="float" office:value="29">
            <text:p>29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3" table:formula="of:=SUM([.P39:.T39])" office:value-type="float" office:value="29">
            <text:p>29</text:p>
          </table:table-cell>
          <table:table-cell table:number-columns-repeated="1003"/>
        </table:table-row>
        <table:table-row table:style-name="ro2">
          <table:table-cell office:value-type="string">
            <text:p>exposure_time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formula="of:=SUM([.B40:.F40])" office:value-type="float" office:value="53">
            <text:p>53</text:p>
          </table:table-cell>
          <table:table-cell/>
          <table:table-cell table:style-name="ce22" office:value-type="float" office:value="14">
            <text:p>14</text:p>
          </table:table-cell>
          <table:table-cell table:style-name="ce55" office:value-type="float" office:value="7">
            <text:p>7</text:p>
          </table:table-cell>
          <table:table-cell table:style-name="ce91" office:value-type="float" office:value="12">
            <text:p>12</text:p>
          </table:table-cell>
          <table:table-cell table:style-name="ce121" office:value-type="float" office:value="10">
            <text:p>10</text:p>
          </table:table-cell>
          <table:table-cell table:style-name="ce153" office:value-type="float" office:value="10">
            <text:p>10</text:p>
          </table:table-cell>
          <table:table-cell table:style-name="ce3" table:formula="of:=SUM([.I40:.M40])" office:value-type="float" office:value="53">
            <text:p>53</text:p>
          </table:table-cell>
          <table:table-cell table:number-columns-repeated="6"/>
          <table:table-cell table:style-name="ce3" table:formula="of:=SUM([.P40:.T40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flash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SUM([.B41:.F41])" office:value-type="float" office:value="55">
            <text:p>55</text:p>
          </table:table-cell>
          <table:table-cell/>
          <table:table-cell table:style-name="ce23" office:value-type="float" office:value="14">
            <text:p>14</text:p>
          </table:table-cell>
          <table:table-cell table:style-name="ce56" office:value-type="float" office:value="7">
            <text:p>7</text:p>
          </table:table-cell>
          <table:table-cell table:style-name="ce92" office:value-type="float" office:value="11">
            <text:p>11</text:p>
          </table:table-cell>
          <table:table-cell table:style-name="ce122" office:value-type="float" office:value="12">
            <text:p>12</text:p>
          </table:table-cell>
          <table:table-cell table:style-name="ce154" office:value-type="float" office:value="11">
            <text:p>11</text:p>
          </table:table-cell>
          <table:table-cell table:style-name="ce3" table:formula="of:=SUM([.I41:.M41])" office:value-type="float" office:value="55">
            <text:p>55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ce3" table:formula="of:=SUM([.P41:.T41])" office:value-type="float" office:value="55">
            <text:p>55</text:p>
          </table:table-cell>
          <table:table-cell table:number-columns-repeated="1003"/>
        </table:table-row>
        <table:table-row table:style-name="ro2">
          <table:table-cell office:value-type="string">
            <text:p>focallength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42:.F42])" office:value-type="float" office:value="19">
            <text:p>19</text:p>
          </table:table-cell>
          <table:table-cell/>
          <table:table-cell table:style-name="ce24" office:value-type="float" office:value="6">
            <text:p>6</text:p>
          </table:table-cell>
          <table:table-cell table:style-name="ce57" office:value-type="float" office:value="2">
            <text:p>2</text:p>
          </table:table-cell>
          <table:table-cell table:style-name="ce93" office:value-type="float" office:value="4">
            <text:p>4</text:p>
          </table:table-cell>
          <table:table-cell table:style-name="ce123" office:value-type="float" office:value="4">
            <text:p>4</text:p>
          </table:table-cell>
          <table:table-cell table:style-name="ce155" office:value-type="float" office:value="3">
            <text:p>3</text:p>
          </table:table-cell>
          <table:table-cell table:style-name="ce3" table:formula="of:=SUM([.I42:.M42])"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table:formula="of:=SUM([.P42:.T42])"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format</text:p>
          </table:table-cell>
          <table:table-cell office:value-type="float" office:value="175">
            <text:p>175</text:p>
          </table:table-cell>
          <table:table-cell office:value-type="float" office:value="201">
            <text:p>201</text:p>
          </table:table-cell>
          <table:table-cell office:value-type="float" office:value="189">
            <text:p>189</text:p>
          </table:table-cell>
          <table:table-cell office:value-type="float" office:value="176">
            <text:p>176</text:p>
          </table:table-cell>
          <table:table-cell office:value-type="float" office:value="200">
            <text:p>200</text:p>
          </table:table-cell>
          <table:table-cell table:formula="of:=SUM([.B43:.F43])" office:value-type="float" office:value="941">
            <text:p>941</text:p>
          </table:table-cell>
          <table:table-cell/>
          <table:table-cell table:style-name="ce25" office:value-type="float" office:value="175">
            <text:p>175</text:p>
          </table:table-cell>
          <table:table-cell table:style-name="ce58" office:value-type="float" office:value="201">
            <text:p>201</text:p>
          </table:table-cell>
          <table:table-cell table:style-name="ce94" office:value-type="float" office:value="189">
            <text:p>189</text:p>
          </table:table-cell>
          <table:table-cell table:style-name="ce124" office:value-type="float" office:value="176">
            <text:p>176</text:p>
          </table:table-cell>
          <table:table-cell table:style-name="ce156" office:value-type="float" office:value="200">
            <text:p>200</text:p>
          </table:table-cell>
          <table:table-cell table:style-name="ce3" table:formula="of:=SUM([.I43:.M43])" office:value-type="float" office:value="941">
            <text:p>941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3" table:formula="of:=SUM([.P43:.T43])" office:value-type="float" office:value="146">
            <text:p>146</text:p>
          </table:table-cell>
          <table:table-cell table:number-columns-repeated="1003"/>
        </table:table-row>
        <table:table-row table:style-name="ro2">
          <table:table-cell office:value-type="string">
            <text:p>format_version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table:formula="of:=SUM([.B44:.F44])" office:value-type="float" office:value="432">
            <text:p>432</text:p>
          </table:table-cell>
          <table:table-cell/>
          <table:table-cell table:style-name="ce26" office:value-type="float" office:value="55">
            <text:p>55</text:p>
          </table:table-cell>
          <table:table-cell table:style-name="ce59" office:value-type="float" office:value="50">
            <text:p>50</text:p>
          </table:table-cell>
          <table:table-cell table:style-name="ce95" office:value-type="float" office:value="65">
            <text:p>65</text:p>
          </table:table-cell>
          <table:table-cell table:style-name="ce125" office:value-type="float" office:value="46">
            <text:p>46</text:p>
          </table:table-cell>
          <table:table-cell table:style-name="ce157" office:value-type="float" office:value="53">
            <text:p>53</text:p>
          </table:table-cell>
          <table:table-cell table:style-name="ce3" table:formula="of:=SUM([.I44:.M44])" office:value-type="float" office:value="269">
            <text:p>26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3" table:formula="of:=SUM([.P44:.T44])" office:value-type="float" office:value="48">
            <text:p>48</text:p>
          </table:table-cell>
          <table:table-cell table:number-columns-repeated="1003"/>
        </table:table-row>
        <table:table-row table:style-name="ro2">
          <table:table-cell office:value-type="string">
            <text:p>has_outli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SUM([.B45:.F45])" office:value-type="float" office:value="58">
            <text:p>58</text:p>
          </table:table-cell>
          <table:table-cell/>
          <table:table-cell table:style-name="ce27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96" office:value-type="float" office:value="13">
            <text:p>13</text:p>
          </table:table-cell>
          <table:table-cell table:style-name="ce126" office:value-type="float" office:value="9">
            <text:p>9</text:p>
          </table:table-cell>
          <table:table-cell table:style-name="ce158" office:value-type="float" office:value="13">
            <text:p>13</text:p>
          </table:table-cell>
          <table:table-cell table:style-name="ce3" table:formula="of:=SUM([.I45:.M45])" office:value-type="float" office:value="58">
            <text:p>5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ce3" table:formula="of:=SUM([.P45:.T45])" office:value-type="float" office:value="58">
            <text:p>58</text:p>
          </table:table-cell>
          <table:table-cell table:number-columns-repeated="1003"/>
        </table:table-row>
        <table:table-row table:style-name="ro2">
          <table:table-cell office:value-type="string">
            <text:p>image_height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B46:.F46])" office:value-type="float" office:value="1">
            <text:p>1</text:p>
          </table:table-cell>
          <table:table-cell/>
          <table:table-cell table:style-name="ce28" office:value-type="float" office:value="1">
            <text:p>1</text:p>
          </table:table-cell>
          <table:table-cell table:style-name="ce60"/>
          <table:table-cell table:style-name="ce96"/>
          <table:table-cell table:style-name="ce126"/>
          <table:table-cell table:style-name="ce158"/>
          <table:table-cell table:style-name="ce3" table:formula="of:=SUM([.I46:.M46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3" table:formula="of:=SUM([.P46:.T46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string">
            <text:p>image_width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B47:.F47])" office:value-type="float" office:value="1">
            <text:p>1</text:p>
          </table:table-cell>
          <table:table-cell/>
          <table:table-cell table:style-name="ce29" office:value-type="float" office:value="1">
            <text:p>1</text:p>
          </table:table-cell>
          <table:table-cell table:style-name="ce60"/>
          <table:table-cell table:style-name="ce96"/>
          <table:table-cell table:style-name="ce126"/>
          <table:table-cell table:style-name="ce158"/>
          <table:table-cell table:style-name="ce3" table:formula="of:=SUM([.I47:.M47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3" table:formula="of:=SUM([.P47:.T47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string">
            <text:p>is_tagged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formula="of:=SUM([.B48:.F48])" office:value-type="float" office:value="167">
            <text:p>167</text:p>
          </table:table-cell>
          <table:table-cell/>
          <table:table-cell table:style-name="ce30" office:value-type="float" office:value="36">
            <text:p>36</text:p>
          </table:table-cell>
          <table:table-cell table:style-name="ce61" office:value-type="float" office:value="30">
            <text:p>30</text:p>
          </table:table-cell>
          <table:table-cell table:style-name="ce97" office:value-type="float" office:value="37">
            <text:p>37</text:p>
          </table:table-cell>
          <table:table-cell table:style-name="ce127" office:value-type="float" office:value="34">
            <text:p>34</text:p>
          </table:table-cell>
          <table:table-cell table:style-name="ce159" office:value-type="float" office:value="30">
            <text:p>30</text:p>
          </table:table-cell>
          <table:table-cell table:style-name="ce3" table:formula="of:=SUM([.I48:.M48])" office:value-type="float" office:value="167">
            <text:p>167</text:p>
          </table:table-cell>
          <table:table-cell/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style-name="ce3" table:formula="of:=SUM([.P48:.T48])" office:value-type="float" office:value="167">
            <text:p>167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languag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B49:.F49])" office:value-type="float" office:value="2">
            <text:p>2</text:p>
          </table:table-cell>
          <table:table-cell/>
          <table:table-cell table:style-name="ce30"/>
          <table:table-cell table:style-name="ce61"/>
          <table:table-cell table:style-name="ce98" office:value-type="float" office:value="1">
            <text:p>1</text:p>
          </table:table-cell>
          <table:table-cell table:style-name="ce127"/>
          <table:table-cell table:style-name="ce160" office:value-type="float" office:value="1">
            <text:p>1</text:p>
          </table:table-cell>
          <table:table-cell table:style-name="ce3" table:formula="of:=SUM([.I49:.M49])"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" table:formula="of:=SUM([.P49:.T49])" office:value-type="float" office:value="2">
            <text:p>2</text:p>
          </table:table-cell>
          <table:table-cell table:number-columns-repeated="1003"/>
        </table:table-row>
        <table:table-row table:style-name="ro2">
          <table:table-cell table:style-name="ce6" office:value-type="string">
            <text:p>lightsourc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SUM([.B50:.F50])" office:value-type="float" office:value="1">
            <text:p>1</text:p>
          </table:table-cell>
          <table:table-cell/>
          <table:table-cell table:style-name="ce30"/>
          <table:table-cell table:style-name="ce61"/>
          <table:table-cell table:style-name="ce98"/>
          <table:table-cell table:style-name="ce128" office:value-type="float" office:value="1">
            <text:p>1</text:p>
          </table:table-cell>
          <table:table-cell table:style-name="ce160"/>
          <table:table-cell table:style-name="ce3" table:formula="of:=SUM([.I50:.M50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3" table:formula="of:=SUM([.P50:.T50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string">
            <text:p>markupBasisVersi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51:.F51])" office:value-type="float" office:value="22">
            <text:p>22</text:p>
          </table:table-cell>
          <table:table-cell/>
          <table:table-cell table:style-name="ce31" office:value-type="float" office:value="6">
            <text:p>6</text:p>
          </table:table-cell>
          <table:table-cell table:style-name="ce62" office:value-type="float" office:value="3">
            <text:p>3</text:p>
          </table:table-cell>
          <table:table-cell table:style-name="ce99" office:value-type="float" office:value="5">
            <text:p>5</text:p>
          </table:table-cell>
          <table:table-cell table:style-name="ce129" office:value-type="float" office:value="6">
            <text:p>6</text:p>
          </table:table-cell>
          <table:table-cell table:style-name="ce161" office:value-type="float" office:value="2">
            <text:p>2</text:p>
          </table:table-cell>
          <table:table-cell table:style-name="ce3" table:formula="of:=SUM([.I51:.M51])" office:value-type="float" office:value="22">
            <text:p>22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3" table:formula="of:=SUM([.P51:.T51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string">
            <text:p>meteringmode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SUM([.B52:.F52])" office:value-type="float" office:value="56">
            <text:p>56</text:p>
          </table:table-cell>
          <table:table-cell/>
          <table:table-cell table:style-name="ce32" office:value-type="float" office:value="14">
            <text:p>14</text:p>
          </table:table-cell>
          <table:table-cell table:style-name="ce63" office:value-type="float" office:value="7">
            <text:p>7</text:p>
          </table:table-cell>
          <table:table-cell table:style-name="ce100" office:value-type="float" office:value="12">
            <text:p>12</text:p>
          </table:table-cell>
          <table:table-cell table:style-name="ce130" office:value-type="float" office:value="12">
            <text:p>12</text:p>
          </table:table-cell>
          <table:table-cell table:style-name="ce162" office:value-type="float" office:value="11">
            <text:p>11</text:p>
          </table:table-cell>
          <table:table-cell table:style-name="ce3" table:formula="of:=SUM([.I52:.M52])" office:value-type="float" office:value="56">
            <text:p>56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ce3" table:formula="of:=SUM([.P52:.T52])" office:value-type="float" office:value="56">
            <text:p>56</text:p>
          </table:table-cell>
          <table:table-cell table:number-columns-repeated="1003"/>
        </table:table-row>
        <table:table-row table:style-name="ro2">
          <table:table-cell office:value-type="string">
            <text:p>mimetype</text:p>
          </table:table-cell>
          <table:table-cell office:value-type="float" office:value="175">
            <text:p>175</text:p>
          </table:table-cell>
          <table:table-cell office:value-type="float" office:value="201">
            <text:p>201</text:p>
          </table:table-cell>
          <table:table-cell office:value-type="float" office:value="189">
            <text:p>189</text:p>
          </table:table-cell>
          <table:table-cell office:value-type="float" office:value="176">
            <text:p>176</text:p>
          </table:table-cell>
          <table:table-cell office:value-type="float" office:value="200">
            <text:p>200</text:p>
          </table:table-cell>
          <table:table-cell table:formula="of:=SUM([.B53:.F53])" office:value-type="float" office:value="941">
            <text:p>941</text:p>
          </table:table-cell>
          <table:table-cell/>
          <table:table-cell table:style-name="ce33" office:value-type="float" office:value="59">
            <text:p>59</text:p>
          </table:table-cell>
          <table:table-cell table:style-name="ce64" office:value-type="float" office:value="66">
            <text:p>66</text:p>
          </table:table-cell>
          <table:table-cell table:style-name="ce101" office:value-type="float" office:value="60">
            <text:p>60</text:p>
          </table:table-cell>
          <table:table-cell table:style-name="ce131" office:value-type="float" office:value="60">
            <text:p>60</text:p>
          </table:table-cell>
          <table:table-cell table:style-name="ce163" office:value-type="float" office:value="63">
            <text:p>63</text:p>
          </table:table-cell>
          <table:table-cell table:style-name="ce3" table:formula="of:=SUM([.I53:.M53])" office:value-type="float" office:value="308">
            <text:p>308</text:p>
          </table:table-cell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3" table:formula="of:=SUM([.P53:.T53])" office:value-type="float" office:value="60">
            <text:p>60</text:p>
          </table:table-cell>
          <table:table-cell table:number-columns-repeated="1003"/>
        </table:table-row>
        <table:table-row table:style-name="ro2">
          <table:table-cell office:value-type="string">
            <text:p>puid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formula="of:=SUM([.B54:.F54])" office:value-type="float" office:value="17">
            <text:p>17</text:p>
          </table:table-cell>
          <table:table-cell/>
          <table:table-cell table:style-name="ce34" office:value-type="float" office:value="5">
            <text:p>5</text:p>
          </table:table-cell>
          <table:table-cell table:style-name="ce65" office:value-type="float" office:value="4">
            <text:p>4</text:p>
          </table:table-cell>
          <table:table-cell table:style-name="ce102" office:value-type="float" office:value="2">
            <text:p>2</text:p>
          </table:table-cell>
          <table:table-cell table:style-name="ce131"/>
          <table:table-cell table:style-name="ce163"/>
          <table:table-cell table:style-name="ce3" table:formula="of:=SUM([.I54:.M54])"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table:formula="of:=SUM([.P54:.T54])" office:value-type="float" office:value="11">
            <text:p>11</text:p>
          </table:table-cell>
          <table:table-cell table:number-columns-repeated="1003"/>
        </table:table-row>
        <table:table-row table:style-name="ro2">
          <table:table-cell table:style-name="ce7" office:value-type="string">
            <text:p>referenceBlackWhit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SUM([.B55:.F55])" office:value-type="float" office:value="1">
            <text:p>1</text:p>
          </table:table-cell>
          <table:table-cell/>
          <table:table-cell table:style-name="ce34"/>
          <table:table-cell table:style-name="ce65"/>
          <table:table-cell table:style-name="ce102"/>
          <table:table-cell table:style-name="ce132" office:value-type="float" office:value="1">
            <text:p>1</text:p>
          </table:table-cell>
          <table:table-cell table:style-name="ce163"/>
          <table:table-cell table:style-name="ce3" table:formula="of:=SUM([.I55:.M55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3" table:formula="of:=SUM([.P55:.T55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style-name="ce8" office:value-type="string">
            <text:p>samplesperpixe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B56:.F56])" office:value-type="float" office:value="1">
            <text:p>1</text:p>
          </table:table-cell>
          <table:table-cell/>
          <table:table-cell table:style-name="ce34"/>
          <table:table-cell table:style-name="ce65"/>
          <table:table-cell table:style-name="ce103" office:value-type="float" office:value="1">
            <text:p>1</text:p>
          </table:table-cell>
          <table:table-cell table:style-name="ce132"/>
          <table:table-cell table:style-name="ce163"/>
          <table:table-cell table:style-name="ce3" table:formula="of:=SUM([.I56:.M56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3" table:formula="of:=SUM([.P56:.T56])"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string">
            <text:p>sampling_frequency_unit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table:formula="of:=SUM([.B57:.F57])" office:value-type="float" office:value="518">
            <text:p>518</text:p>
          </table:table-cell>
          <table:table-cell/>
          <table:table-cell table:style-name="ce35" office:value-type="float" office:value="104">
            <text:p>104</text:p>
          </table:table-cell>
          <table:table-cell table:style-name="ce66" office:value-type="float" office:value="91">
            <text:p>91</text:p>
          </table:table-cell>
          <table:table-cell table:style-name="ce104" office:value-type="float" office:value="104">
            <text:p>104</text:p>
          </table:table-cell>
          <table:table-cell table:style-name="ce133" office:value-type="float" office:value="108">
            <text:p>108</text:p>
          </table:table-cell>
          <table:table-cell table:style-name="ce164" office:value-type="float" office:value="111">
            <text:p>111</text:p>
          </table:table-cell>
          <table:table-cell table:style-name="ce3" table:formula="of:=SUM([.I57:.M57])" office:value-type="float" office:value="518">
            <text:p>518</text:p>
          </table:table-cell>
          <table:table-cell table:number-columns-repeated="6"/>
          <table:table-cell table:style-name="ce3" table:formula="of:=SUM([.P57:.T57])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sampling_frequency_x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SUM([.B58:.F58])" office:value-type="float" office:value="17">
            <text:p>17</text:p>
          </table:table-cell>
          <table:table-cell/>
          <table:table-cell table:style-name="ce36" office:value-type="float" office:value="4">
            <text:p>4</text:p>
          </table:table-cell>
          <table:table-cell table:style-name="ce67" office:value-type="float" office:value="2">
            <text:p>2</text:p>
          </table:table-cell>
          <table:table-cell table:style-name="ce105" office:value-type="float" office:value="5">
            <text:p>5</text:p>
          </table:table-cell>
          <table:table-cell table:style-name="ce134" office:value-type="float" office:value="3">
            <text:p>3</text:p>
          </table:table-cell>
          <table:table-cell table:style-name="ce165" office:value-type="float" office:value="3">
            <text:p>3</text:p>
          </table:table-cell>
          <table:table-cell table:style-name="ce3" table:formula="of:=SUM([.I58:.M58])"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style-name="ce3" table:formula="of:=SUM([.P58:.T58])"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sampling_frequency_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SUM([.B59:.F59])" office:value-type="float" office:value="17">
            <text:p>17</text:p>
          </table:table-cell>
          <table:table-cell/>
          <table:table-cell table:style-name="ce37" office:value-type="float" office:value="4">
            <text:p>4</text:p>
          </table:table-cell>
          <table:table-cell table:style-name="ce68" office:value-type="float" office:value="2">
            <text:p>2</text:p>
          </table:table-cell>
          <table:table-cell table:style-name="ce106" office:value-type="float" office:value="5">
            <text:p>5</text:p>
          </table:table-cell>
          <table:table-cell table:style-name="ce135" office:value-type="float" office:value="3">
            <text:p>3</text:p>
          </table:table-cell>
          <table:table-cell table:style-name="ce166" office:value-type="float" office:value="3">
            <text:p>3</text:p>
          </table:table-cell>
          <table:table-cell table:style-name="ce3" table:formula="of:=SUM([.I59:.M59])"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style-name="ce3" table:formula="of:=SUM([.P59:.T59])"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sensingmethod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B60:.F60])" office:value-type="float" office:value="32">
            <text:p>32</text:p>
          </table:table-cell>
          <table:table-cell/>
          <table:table-cell table:style-name="ce38" office:value-type="float" office:value="8">
            <text:p>8</text:p>
          </table:table-cell>
          <table:table-cell table:style-name="ce69" office:value-type="float" office:value="6">
            <text:p>6</text:p>
          </table:table-cell>
          <table:table-cell table:style-name="ce107" office:value-type="float" office:value="7">
            <text:p>7</text:p>
          </table:table-cell>
          <table:table-cell table:style-name="ce136" office:value-type="float" office:value="6">
            <text:p>6</text:p>
          </table:table-cell>
          <table:table-cell table:style-name="ce167" office:value-type="float" office:value="5">
            <text:p>5</text:p>
          </table:table-cell>
          <table:table-cell table:style-name="ce3" table:formula="of:=SUM([.I60:.M60])" office:value-type="float" office:value="32">
            <text:p>32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3" table:formula="of:=SUM([.P60:.T60])" office:value-type="float" office:value="32">
            <text:p>32</text:p>
          </table:table-cell>
          <table:table-cell table:number-columns-repeated="1003"/>
        </table:table-row>
        <table:table-row table:style-name="ro2">
          <table:table-cell table:style-name="ce9" office:value-type="string">
            <text:p>subjectDistanc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B61:.F61])" office:value-type="float" office:value="4">
            <text:p>4</text:p>
          </table:table-cell>
          <table:table-cell/>
          <table:table-cell table:style-name="ce38"/>
          <table:table-cell table:style-name="ce70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36"/>
          <table:table-cell table:style-name="ce168" office:value-type="float" office:value="1">
            <text:p>1</text:p>
          </table:table-cell>
          <table:table-cell table:style-name="ce3" table:formula="of:=SUM([.I61:.M61])"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" table:formula="of:=SUM([.P61:.T61])" office:value-type="float" office:value="4">
            <text:p>4</text:p>
          </table:table-cell>
          <table:table-cell table:number-columns-repeated="1003"/>
        </table:table-row>
        <table:table-row table:style-name="ro2">
          <table:table-cell office:value-type="string">
            <text:p>title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table:formula="of:=SUM([.B62:.F62])" office:value-type="float" office:value="266">
            <text:p>266</text:p>
          </table:table-cell>
          <table:table-cell/>
          <table:table-cell table:style-name="ce39" office:value-type="float" office:value="47">
            <text:p>47</text:p>
          </table:table-cell>
          <table:table-cell table:style-name="ce71" office:value-type="float" office:value="47">
            <text:p>47</text:p>
          </table:table-cell>
          <table:table-cell table:style-name="ce109" office:value-type="float" office:value="37">
            <text:p>37</text:p>
          </table:table-cell>
          <table:table-cell table:style-name="ce137" office:value-type="float" office:value="39">
            <text:p>39</text:p>
          </table:table-cell>
          <table:table-cell table:style-name="ce169" office:value-type="float" office:value="47">
            <text:p>47</text:p>
          </table:table-cell>
          <table:table-cell table:style-name="ce3" table:formula="of:=SUM([.I62:.M62])" office:value-type="float" office:value="217">
            <text:p>217</text:p>
          </table:table-cell>
          <table:table-cell/>
          <table:table-cell table:number-columns-repeated="2"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3" table:formula="of:=SUM([.P62:.T62])" office:value-type="float" office:value="217">
            <text:p>217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40"/>
          <table:table-cell table:style-name="ce72"/>
          <table:table-cell/>
          <table:table-cell table:style-name="ce138"/>
          <table:table-cell table:style-name="ce170"/>
          <table:table-cell table:number-columns-repeated="1011"/>
        </table:table-row>
        <table:table-row table:style-name="ro1">
          <table:table-cell table:number-columns-repeated="8"/>
          <table:table-cell table:style-name="ce41"/>
          <table:table-cell table:style-name="ce73"/>
          <table:table-cell/>
          <table:table-cell table:style-name="ce139"/>
          <table:table-cell table:style-name="ce171"/>
          <table:table-cell table:number-columns-repeated="1011"/>
        </table:table-row>
        <table:table-row table:style-name="ro1">
          <table:table-cell table:number-columns-repeated="8"/>
          <table:table-cell table:style-name="ce42"/>
          <table:table-cell table:style-name="ce74"/>
          <table:table-cell/>
          <table:table-cell table:style-name="ce140"/>
          <table:table-cell table:style-name="ce172"/>
          <table:table-cell table:number-columns-repeated="1011"/>
        </table:table-row>
        <table:table-row table:style-name="ro1">
          <table:table-cell table:number-columns-repeated="8"/>
          <table:table-cell table:style-name="ce43"/>
          <table:table-cell table:style-name="ce75"/>
          <table:table-cell/>
          <table:table-cell table:style-name="ce141"/>
          <table:table-cell table:style-name="ce173"/>
          <table:table-cell table:number-columns-repeated="1011"/>
        </table:table-row>
        <table:table-row table:style-name="ro1">
          <table:table-cell table:number-columns-repeated="9"/>
          <table:table-cell table:style-name="ce76"/>
          <table:table-cell/>
          <table:table-cell table:style-name="ce142"/>
          <table:table-cell table:style-name="ce174"/>
          <table:table-cell table:number-columns-repeated="1011"/>
        </table:table-row>
        <table:table-row table:style-name="ro1">
          <table:table-cell table:number-columns-repeated="12"/>
          <table:table-cell table:style-name="ce175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61:Tabelle1.A61">
            <calcext:condition calcext:apply-style-name="Ergebnis2" calcext:value="=[.A5:.A5]" calcext:base-cell-address="Tabelle1.D4"/>
          </calcext:conditional-format>
          <calcext:conditional-format calcext:target-range-address="Tabelle1.A32:Tabelle1.A34">
            <calcext:condition calcext:apply-style-name="Ergebnis2" calcext:value="=[.A5]" calcext:base-cell-address="Tabelle1.F4"/>
          </calcext:conditional-format>
          <calcext:conditional-format calcext:target-range-address="Tabelle1.A56:Tabelle1.A56">
            <calcext:condition calcext:apply-style-name="Ergebnis2" calcext:value="=[.A5]" calcext:base-cell-address="Tabelle1.F4"/>
          </calcext:conditional-format>
          <calcext:conditional-format calcext:target-range-address="Tabelle1.A49:Tabelle1.A49">
            <calcext:condition calcext:apply-style-name="Ergebnis2" calcext:value="=[.A5]" calcext:base-cell-address="Tabelle1.F4"/>
          </calcext:conditional-format>
          <calcext:conditional-format calcext:target-range-address="Tabelle1.A50:Tabelle1.A50">
            <calcext:condition calcext:apply-style-name="Ergebnis2" calcext:value="=[.A5]" calcext:base-cell-address="Tabelle1.F4"/>
          </calcext:conditional-format>
          <calcext:conditional-format calcext:target-range-address="Tabelle1.A55:Tabelle1.A55">
            <calcext:condition calcext:apply-style-name="Ergebnis2" calcext:value="=[.A5]" calcext:base-cell-address="Tabelle1.F4"/>
          </calcext:conditional-format>
          <calcext:conditional-format calcext:target-range-address="Tabelle1.I10:Tabelle1.I10">
            <calcext:condition calcext:apply-style-name="Ergebnis2" calcext:value="=[.$A10]" calcext:base-cell-address="Tabelle1.I9"/>
          </calcext:conditional-format>
          <calcext:conditional-format calcext:target-range-address="Tabelle1.J10:Tabelle1.J10">
            <calcext:condition calcext:apply-style-name="Ergebnis2" calcext:value="=[.$A10]" calcext:base-cell-address="Tabelle1.I9"/>
          </calcext:conditional-format>
          <calcext:conditional-format calcext:target-range-address="Tabelle1.K10:Tabelle1.K10">
            <calcext:condition calcext:apply-style-name="Ergebnis2" calcext:value="=[.$A10]" calcext:base-cell-address="Tabelle1.I9"/>
          </calcext:conditional-format>
          <calcext:conditional-format calcext:target-range-address="Tabelle1.L10:Tabelle1.L10">
            <calcext:condition calcext:apply-style-name="Ergebnis2" calcext:value="=[.$A10]" calcext:base-cell-address="Tabelle1.I9"/>
          </calcext:conditional-format>
          <calcext:conditional-format calcext:target-range-address="Tabelle1.M10:Tabelle1.M10">
            <calcext:condition calcext:apply-style-name="Ergebnis2" calcext:value="=[.$A10]" calcext:base-cell-address="Tabelle1.I9"/>
          </calcext:conditional-format>
          <calcext:conditional-format calcext:target-range-address="Tabelle1.I27:Tabelle1.I27">
            <calcext:condition calcext:apply-style-name="Ergebnis2" calcext:value="=[.$A10]" calcext:base-cell-address="Tabelle1.I9"/>
          </calcext:conditional-format>
          <calcext:conditional-format calcext:target-range-address="Tabelle1.J27:Tabelle1.J27">
            <calcext:condition calcext:apply-style-name="Ergebnis2" calcext:value="=[.$A10]" calcext:base-cell-address="Tabelle1.I9"/>
          </calcext:conditional-format>
          <calcext:conditional-format calcext:target-range-address="Tabelle1.K27:Tabelle1.K27">
            <calcext:condition calcext:apply-style-name="Ergebnis2" calcext:value="=[.$A10]" calcext:base-cell-address="Tabelle1.I9"/>
          </calcext:conditional-format>
          <calcext:conditional-format calcext:target-range-address="Tabelle1.L27:Tabelle1.L27">
            <calcext:condition calcext:apply-style-name="Ergebnis2" calcext:value="=[.$A10]" calcext:base-cell-address="Tabelle1.I9"/>
          </calcext:conditional-format>
          <calcext:conditional-format calcext:target-range-address="Tabelle1.M27:Tabelle1.M27">
            <calcext:condition calcext:apply-style-name="Ergebnis2" calcext:value="=[.$A10]" calcext:base-cell-address="Tabelle1.I9"/>
          </calcext:conditional-format>
          <calcext:conditional-format calcext:target-range-address="Tabelle1.I28:Tabelle1.I28">
            <calcext:condition calcext:apply-style-name="Ergebnis2" calcext:value="=[.$A10]" calcext:base-cell-address="Tabelle1.I9"/>
          </calcext:conditional-format>
          <calcext:conditional-format calcext:target-range-address="Tabelle1.J28:Tabelle1.J28">
            <calcext:condition calcext:apply-style-name="Ergebnis2" calcext:value="=[.$A10]" calcext:base-cell-address="Tabelle1.I9"/>
          </calcext:conditional-format>
          <calcext:conditional-format calcext:target-range-address="Tabelle1.K28:Tabelle1.K28">
            <calcext:condition calcext:apply-style-name="Ergebnis2" calcext:value="=[.$A10]" calcext:base-cell-address="Tabelle1.I9"/>
          </calcext:conditional-format>
          <calcext:conditional-format calcext:target-range-address="Tabelle1.L28:Tabelle1.L28">
            <calcext:condition calcext:apply-style-name="Ergebnis2" calcext:value="=[.$A10]" calcext:base-cell-address="Tabelle1.I9"/>
          </calcext:conditional-format>
          <calcext:conditional-format calcext:target-range-address="Tabelle1.M28:Tabelle1.M28">
            <calcext:condition calcext:apply-style-name="Ergebnis2" calcext:value="=[.$A10]" calcext:base-cell-address="Tabelle1.I9"/>
          </calcext:conditional-format>
          <calcext:conditional-format calcext:target-range-address="Tabelle1.I29:Tabelle1.I29">
            <calcext:condition calcext:apply-style-name="Ergebnis2" calcext:value="=[.$A10]" calcext:base-cell-address="Tabelle1.I9"/>
          </calcext:conditional-format>
          <calcext:conditional-format calcext:target-range-address="Tabelle1.J29:Tabelle1.J29">
            <calcext:condition calcext:apply-style-name="Ergebnis2" calcext:value="=[.$A10]" calcext:base-cell-address="Tabelle1.I9"/>
          </calcext:conditional-format>
          <calcext:conditional-format calcext:target-range-address="Tabelle1.K29:Tabelle1.K29">
            <calcext:condition calcext:apply-style-name="Ergebnis2" calcext:value="=[.$A10]" calcext:base-cell-address="Tabelle1.I9"/>
          </calcext:conditional-format>
          <calcext:conditional-format calcext:target-range-address="Tabelle1.L29:Tabelle1.L29">
            <calcext:condition calcext:apply-style-name="Ergebnis2" calcext:value="=[.$A10]" calcext:base-cell-address="Tabelle1.I9"/>
          </calcext:conditional-format>
          <calcext:conditional-format calcext:target-range-address="Tabelle1.M29:Tabelle1.M29">
            <calcext:condition calcext:apply-style-name="Ergebnis2" calcext:value="=[.$A10]" calcext:base-cell-address="Tabelle1.I9"/>
          </calcext:conditional-format>
          <calcext:conditional-format calcext:target-range-address="Tabelle1.I30:Tabelle1.I30">
            <calcext:condition calcext:apply-style-name="Ergebnis2" calcext:value="=[.$A10]" calcext:base-cell-address="Tabelle1.I9"/>
          </calcext:conditional-format>
          <calcext:conditional-format calcext:target-range-address="Tabelle1.J30:Tabelle1.J30">
            <calcext:condition calcext:apply-style-name="Ergebnis2" calcext:value="=[.$A10]" calcext:base-cell-address="Tabelle1.I9"/>
          </calcext:conditional-format>
          <calcext:conditional-format calcext:target-range-address="Tabelle1.K30:Tabelle1.K30">
            <calcext:condition calcext:apply-style-name="Ergebnis2" calcext:value="=[.$A10]" calcext:base-cell-address="Tabelle1.I9"/>
          </calcext:conditional-format>
          <calcext:conditional-format calcext:target-range-address="Tabelle1.L30:Tabelle1.L30">
            <calcext:condition calcext:apply-style-name="Ergebnis2" calcext:value="=[.$A10]" calcext:base-cell-address="Tabelle1.I9"/>
          </calcext:conditional-format>
          <calcext:conditional-format calcext:target-range-address="Tabelle1.M30:Tabelle1.M30">
            <calcext:condition calcext:apply-style-name="Ergebnis2" calcext:value="=[.$A10]" calcext:base-cell-address="Tabelle1.I9"/>
          </calcext:conditional-format>
          <calcext:conditional-format calcext:target-range-address="Tabelle1.I31:Tabelle1.I31">
            <calcext:condition calcext:apply-style-name="Ergebnis2" calcext:value="=[.$A10]" calcext:base-cell-address="Tabelle1.I9"/>
          </calcext:conditional-format>
          <calcext:conditional-format calcext:target-range-address="Tabelle1.J31:Tabelle1.J31">
            <calcext:condition calcext:apply-style-name="Ergebnis2" calcext:value="=[.$A10]" calcext:base-cell-address="Tabelle1.I9"/>
          </calcext:conditional-format>
          <calcext:conditional-format calcext:target-range-address="Tabelle1.K31:Tabelle1.K31">
            <calcext:condition calcext:apply-style-name="Ergebnis2" calcext:value="=[.$A10]" calcext:base-cell-address="Tabelle1.I9"/>
          </calcext:conditional-format>
          <calcext:conditional-format calcext:target-range-address="Tabelle1.L31:Tabelle1.L31">
            <calcext:condition calcext:apply-style-name="Ergebnis2" calcext:value="=[.$A10]" calcext:base-cell-address="Tabelle1.I9"/>
          </calcext:conditional-format>
          <calcext:conditional-format calcext:target-range-address="Tabelle1.M35:Tabelle1.M35">
            <calcext:condition calcext:apply-style-name="Ergebnis2" calcext:value="=[.$A10]" calcext:base-cell-address="Tabelle1.I9"/>
          </calcext:conditional-format>
          <calcext:conditional-format calcext:target-range-address="Tabelle1.I35:Tabelle1.I35">
            <calcext:condition calcext:apply-style-name="Ergebnis2" calcext:value="=[.$A10]" calcext:base-cell-address="Tabelle1.I9"/>
          </calcext:conditional-format>
          <calcext:conditional-format calcext:target-range-address="Tabelle1.J35:Tabelle1.J35">
            <calcext:condition calcext:apply-style-name="Ergebnis2" calcext:value="=[.$A10]" calcext:base-cell-address="Tabelle1.I9"/>
          </calcext:conditional-format>
          <calcext:conditional-format calcext:target-range-address="Tabelle1.K32:Tabelle1.K32">
            <calcext:condition calcext:apply-style-name="Ergebnis2" calcext:value="=[.$A10]" calcext:base-cell-address="Tabelle1.I9"/>
          </calcext:conditional-format>
          <calcext:conditional-format calcext:target-range-address="Tabelle1.L35:Tabelle1.L35">
            <calcext:condition calcext:apply-style-name="Ergebnis2" calcext:value="=[.$A10]" calcext:base-cell-address="Tabelle1.I9"/>
          </calcext:conditional-format>
          <calcext:conditional-format calcext:target-range-address="Tabelle1.M36:Tabelle1.M36">
            <calcext:condition calcext:apply-style-name="Ergebnis2" calcext:value="=[.$A10]" calcext:base-cell-address="Tabelle1.I9"/>
          </calcext:conditional-format>
          <calcext:conditional-format calcext:target-range-address="Tabelle1.I36:Tabelle1.I36">
            <calcext:condition calcext:apply-style-name="Ergebnis2" calcext:value="=[.$A10]" calcext:base-cell-address="Tabelle1.I9"/>
          </calcext:conditional-format>
          <calcext:conditional-format calcext:target-range-address="Tabelle1.J36:Tabelle1.J36">
            <calcext:condition calcext:apply-style-name="Ergebnis2" calcext:value="=[.$A10]" calcext:base-cell-address="Tabelle1.I9"/>
          </calcext:conditional-format>
          <calcext:conditional-format calcext:target-range-address="Tabelle1.K33:Tabelle1.K33">
            <calcext:condition calcext:apply-style-name="Ergebnis2" calcext:value="=[.$A10]" calcext:base-cell-address="Tabelle1.I9"/>
          </calcext:conditional-format>
          <calcext:conditional-format calcext:target-range-address="Tabelle1.L36:Tabelle1.L36">
            <calcext:condition calcext:apply-style-name="Ergebnis2" calcext:value="=[.$A10]" calcext:base-cell-address="Tabelle1.I9"/>
          </calcext:conditional-format>
          <calcext:conditional-format calcext:target-range-address="Tabelle1.M37:Tabelle1.M37">
            <calcext:condition calcext:apply-style-name="Ergebnis2" calcext:value="=[.$A10]" calcext:base-cell-address="Tabelle1.I9"/>
          </calcext:conditional-format>
          <calcext:conditional-format calcext:target-range-address="Tabelle1.I37:Tabelle1.I37">
            <calcext:condition calcext:apply-style-name="Ergebnis2" calcext:value="=[.$A10]" calcext:base-cell-address="Tabelle1.I9"/>
          </calcext:conditional-format>
          <calcext:conditional-format calcext:target-range-address="Tabelle1.J37:Tabelle1.J37">
            <calcext:condition calcext:apply-style-name="Ergebnis2" calcext:value="=[.$A10]" calcext:base-cell-address="Tabelle1.I9"/>
          </calcext:conditional-format>
          <calcext:conditional-format calcext:target-range-address="Tabelle1.K34:Tabelle1.K34">
            <calcext:condition calcext:apply-style-name="Ergebnis2" calcext:value="=[.$A10]" calcext:base-cell-address="Tabelle1.I9"/>
          </calcext:conditional-format>
          <calcext:conditional-format calcext:target-range-address="Tabelle1.L37:Tabelle1.L37">
            <calcext:condition calcext:apply-style-name="Ergebnis2" calcext:value="=[.$A10]" calcext:base-cell-address="Tabelle1.I9"/>
          </calcext:conditional-format>
          <calcext:conditional-format calcext:target-range-address="Tabelle1.M38:Tabelle1.M38">
            <calcext:condition calcext:apply-style-name="Ergebnis2" calcext:value="=[.$A10]" calcext:base-cell-address="Tabelle1.I9"/>
          </calcext:conditional-format>
          <calcext:conditional-format calcext:target-range-address="Tabelle1.I38:Tabelle1.I38">
            <calcext:condition calcext:apply-style-name="Ergebnis2" calcext:value="=[.$A10]" calcext:base-cell-address="Tabelle1.I9"/>
          </calcext:conditional-format>
          <calcext:conditional-format calcext:target-range-address="Tabelle1.J38:Tabelle1.J38">
            <calcext:condition calcext:apply-style-name="Ergebnis2" calcext:value="=[.$A10]" calcext:base-cell-address="Tabelle1.I9"/>
          </calcext:conditional-format>
          <calcext:conditional-format calcext:target-range-address="Tabelle1.K35:Tabelle1.K35">
            <calcext:condition calcext:apply-style-name="Ergebnis2" calcext:value="=[.$A10]" calcext:base-cell-address="Tabelle1.I9"/>
          </calcext:conditional-format>
          <calcext:conditional-format calcext:target-range-address="Tabelle1.L38:Tabelle1.L38">
            <calcext:condition calcext:apply-style-name="Ergebnis2" calcext:value="=[.$A10]" calcext:base-cell-address="Tabelle1.I9"/>
          </calcext:conditional-format>
          <calcext:conditional-format calcext:target-range-address="Tabelle1.M39:Tabelle1.M39">
            <calcext:condition calcext:apply-style-name="Ergebnis2" calcext:value="=[.$A10]" calcext:base-cell-address="Tabelle1.I9"/>
          </calcext:conditional-format>
          <calcext:conditional-format calcext:target-range-address="Tabelle1.I39:Tabelle1.I39">
            <calcext:condition calcext:apply-style-name="Ergebnis2" calcext:value="=[.$A10]" calcext:base-cell-address="Tabelle1.I9"/>
          </calcext:conditional-format>
          <calcext:conditional-format calcext:target-range-address="Tabelle1.J39:Tabelle1.J39">
            <calcext:condition calcext:apply-style-name="Ergebnis2" calcext:value="=[.$A10]" calcext:base-cell-address="Tabelle1.I9"/>
          </calcext:conditional-format>
          <calcext:conditional-format calcext:target-range-address="Tabelle1.K36:Tabelle1.K36">
            <calcext:condition calcext:apply-style-name="Ergebnis2" calcext:value="=[.$A10]" calcext:base-cell-address="Tabelle1.I9"/>
          </calcext:conditional-format>
          <calcext:conditional-format calcext:target-range-address="Tabelle1.L39:Tabelle1.L39">
            <calcext:condition calcext:apply-style-name="Ergebnis2" calcext:value="=[.$A10]" calcext:base-cell-address="Tabelle1.I9"/>
          </calcext:conditional-format>
          <calcext:conditional-format calcext:target-range-address="Tabelle1.M40:Tabelle1.M40">
            <calcext:condition calcext:apply-style-name="Ergebnis2" calcext:value="=[.$A10]" calcext:base-cell-address="Tabelle1.I9"/>
          </calcext:conditional-format>
          <calcext:conditional-format calcext:target-range-address="Tabelle1.I40:Tabelle1.I40">
            <calcext:condition calcext:apply-style-name="Ergebnis2" calcext:value="=[.$A10]" calcext:base-cell-address="Tabelle1.I9"/>
          </calcext:conditional-format>
          <calcext:conditional-format calcext:target-range-address="Tabelle1.J40:Tabelle1.J40">
            <calcext:condition calcext:apply-style-name="Ergebnis2" calcext:value="=[.$A10]" calcext:base-cell-address="Tabelle1.I9"/>
          </calcext:conditional-format>
          <calcext:conditional-format calcext:target-range-address="Tabelle1.K37:Tabelle1.K37">
            <calcext:condition calcext:apply-style-name="Ergebnis2" calcext:value="=[.$A10]" calcext:base-cell-address="Tabelle1.I9"/>
          </calcext:conditional-format>
          <calcext:conditional-format calcext:target-range-address="Tabelle1.L40:Tabelle1.L40">
            <calcext:condition calcext:apply-style-name="Ergebnis2" calcext:value="=[.$A10]" calcext:base-cell-address="Tabelle1.I9"/>
          </calcext:conditional-format>
          <calcext:conditional-format calcext:target-range-address="Tabelle1.M41:Tabelle1.M41">
            <calcext:condition calcext:apply-style-name="Ergebnis2" calcext:value="=[.$A10]" calcext:base-cell-address="Tabelle1.I9"/>
          </calcext:conditional-format>
          <calcext:conditional-format calcext:target-range-address="Tabelle1.I41:Tabelle1.I41">
            <calcext:condition calcext:apply-style-name="Ergebnis2" calcext:value="=[.$A10]" calcext:base-cell-address="Tabelle1.I9"/>
          </calcext:conditional-format>
          <calcext:conditional-format calcext:target-range-address="Tabelle1.J41:Tabelle1.J41">
            <calcext:condition calcext:apply-style-name="Ergebnis2" calcext:value="=[.$A10]" calcext:base-cell-address="Tabelle1.I9"/>
          </calcext:conditional-format>
          <calcext:conditional-format calcext:target-range-address="Tabelle1.K38:Tabelle1.K38">
            <calcext:condition calcext:apply-style-name="Ergebnis2" calcext:value="=[.$A10]" calcext:base-cell-address="Tabelle1.I9"/>
          </calcext:conditional-format>
          <calcext:conditional-format calcext:target-range-address="Tabelle1.L41:Tabelle1.L41">
            <calcext:condition calcext:apply-style-name="Ergebnis2" calcext:value="=[.$A10]" calcext:base-cell-address="Tabelle1.I9"/>
          </calcext:conditional-format>
          <calcext:conditional-format calcext:target-range-address="Tabelle1.M42:Tabelle1.M42">
            <calcext:condition calcext:apply-style-name="Ergebnis2" calcext:value="=[.$A10]" calcext:base-cell-address="Tabelle1.I9"/>
          </calcext:conditional-format>
          <calcext:conditional-format calcext:target-range-address="Tabelle1.I42:Tabelle1.I42">
            <calcext:condition calcext:apply-style-name="Ergebnis2" calcext:value="=[.$A10]" calcext:base-cell-address="Tabelle1.I9"/>
          </calcext:conditional-format>
          <calcext:conditional-format calcext:target-range-address="Tabelle1.J42:Tabelle1.J42">
            <calcext:condition calcext:apply-style-name="Ergebnis2" calcext:value="=[.$A10]" calcext:base-cell-address="Tabelle1.I9"/>
          </calcext:conditional-format>
          <calcext:conditional-format calcext:target-range-address="Tabelle1.K39:Tabelle1.K39">
            <calcext:condition calcext:apply-style-name="Ergebnis2" calcext:value="=[.$A10]" calcext:base-cell-address="Tabelle1.I9"/>
          </calcext:conditional-format>
          <calcext:conditional-format calcext:target-range-address="Tabelle1.L42:Tabelle1.L42">
            <calcext:condition calcext:apply-style-name="Ergebnis2" calcext:value="=[.$A10]" calcext:base-cell-address="Tabelle1.I9"/>
          </calcext:conditional-format>
          <calcext:conditional-format calcext:target-range-address="Tabelle1.M43:Tabelle1.M43">
            <calcext:condition calcext:apply-style-name="Ergebnis2" calcext:value="=[.$A10]" calcext:base-cell-address="Tabelle1.I9"/>
          </calcext:conditional-format>
          <calcext:conditional-format calcext:target-range-address="Tabelle1.I43:Tabelle1.I43">
            <calcext:condition calcext:apply-style-name="Ergebnis2" calcext:value="=[.$A10]" calcext:base-cell-address="Tabelle1.I9"/>
          </calcext:conditional-format>
          <calcext:conditional-format calcext:target-range-address="Tabelle1.J43:Tabelle1.J43">
            <calcext:condition calcext:apply-style-name="Ergebnis2" calcext:value="=[.$A10]" calcext:base-cell-address="Tabelle1.I9"/>
          </calcext:conditional-format>
          <calcext:conditional-format calcext:target-range-address="Tabelle1.K40:Tabelle1.K40">
            <calcext:condition calcext:apply-style-name="Ergebnis2" calcext:value="=[.$A10]" calcext:base-cell-address="Tabelle1.I9"/>
          </calcext:conditional-format>
          <calcext:conditional-format calcext:target-range-address="Tabelle1.L43:Tabelle1.L43">
            <calcext:condition calcext:apply-style-name="Ergebnis2" calcext:value="=[.$A10]" calcext:base-cell-address="Tabelle1.I9"/>
          </calcext:conditional-format>
          <calcext:conditional-format calcext:target-range-address="Tabelle1.M44:Tabelle1.M44">
            <calcext:condition calcext:apply-style-name="Ergebnis2" calcext:value="=[.$A10]" calcext:base-cell-address="Tabelle1.I9"/>
          </calcext:conditional-format>
          <calcext:conditional-format calcext:target-range-address="Tabelle1.I44:Tabelle1.I44">
            <calcext:condition calcext:apply-style-name="Ergebnis2" calcext:value="=[.$A10]" calcext:base-cell-address="Tabelle1.I9"/>
          </calcext:conditional-format>
          <calcext:conditional-format calcext:target-range-address="Tabelle1.J44:Tabelle1.J44">
            <calcext:condition calcext:apply-style-name="Ergebnis2" calcext:value="=[.$A10]" calcext:base-cell-address="Tabelle1.I9"/>
          </calcext:conditional-format>
          <calcext:conditional-format calcext:target-range-address="Tabelle1.K41:Tabelle1.K41">
            <calcext:condition calcext:apply-style-name="Ergebnis2" calcext:value="=[.$A10]" calcext:base-cell-address="Tabelle1.I9"/>
          </calcext:conditional-format>
          <calcext:conditional-format calcext:target-range-address="Tabelle1.L44:Tabelle1.L44">
            <calcext:condition calcext:apply-style-name="Ergebnis2" calcext:value="=[.$A10]" calcext:base-cell-address="Tabelle1.I9"/>
          </calcext:conditional-format>
          <calcext:conditional-format calcext:target-range-address="Tabelle1.M45:Tabelle1.M45">
            <calcext:condition calcext:apply-style-name="Ergebnis2" calcext:value="=[.$A10]" calcext:base-cell-address="Tabelle1.I9"/>
          </calcext:conditional-format>
          <calcext:conditional-format calcext:target-range-address="Tabelle1.I45:Tabelle1.I45">
            <calcext:condition calcext:apply-style-name="Ergebnis2" calcext:value="=[.$A10]" calcext:base-cell-address="Tabelle1.I9"/>
          </calcext:conditional-format>
          <calcext:conditional-format calcext:target-range-address="Tabelle1.J45:Tabelle1.J45">
            <calcext:condition calcext:apply-style-name="Ergebnis2" calcext:value="=[.$A10]" calcext:base-cell-address="Tabelle1.I9"/>
          </calcext:conditional-format>
          <calcext:conditional-format calcext:target-range-address="Tabelle1.K42:Tabelle1.K42">
            <calcext:condition calcext:apply-style-name="Ergebnis2" calcext:value="=[.$A10]" calcext:base-cell-address="Tabelle1.I9"/>
          </calcext:conditional-format>
          <calcext:conditional-format calcext:target-range-address="Tabelle1.L45:Tabelle1.L45">
            <calcext:condition calcext:apply-style-name="Ergebnis2" calcext:value="=[.$A10]" calcext:base-cell-address="Tabelle1.I9"/>
          </calcext:conditional-format>
          <calcext:conditional-format calcext:target-range-address="Tabelle1.M48:Tabelle1.M48">
            <calcext:condition calcext:apply-style-name="Ergebnis2" calcext:value="=[.$A10]" calcext:base-cell-address="Tabelle1.I9"/>
          </calcext:conditional-format>
          <calcext:conditional-format calcext:target-range-address="Tabelle1.I46:Tabelle1.I46">
            <calcext:condition calcext:apply-style-name="Ergebnis2" calcext:value="=[.$A10]" calcext:base-cell-address="Tabelle1.I9"/>
          </calcext:conditional-format>
          <calcext:conditional-format calcext:target-range-address="Tabelle1.J48:Tabelle1.J48">
            <calcext:condition calcext:apply-style-name="Ergebnis2" calcext:value="=[.$A10]" calcext:base-cell-address="Tabelle1.I9"/>
          </calcext:conditional-format>
          <calcext:conditional-format calcext:target-range-address="Tabelle1.K43:Tabelle1.K43">
            <calcext:condition calcext:apply-style-name="Ergebnis2" calcext:value="=[.$A10]" calcext:base-cell-address="Tabelle1.I9"/>
          </calcext:conditional-format>
          <calcext:conditional-format calcext:target-range-address="Tabelle1.L48:Tabelle1.L48">
            <calcext:condition calcext:apply-style-name="Ergebnis2" calcext:value="=[.$A10]" calcext:base-cell-address="Tabelle1.I9"/>
          </calcext:conditional-format>
          <calcext:conditional-format calcext:target-range-address="Tabelle1.M49:Tabelle1.M49">
            <calcext:condition calcext:apply-style-name="Ergebnis2" calcext:value="=[.$A10]" calcext:base-cell-address="Tabelle1.I9"/>
          </calcext:conditional-format>
          <calcext:conditional-format calcext:target-range-address="Tabelle1.I47:Tabelle1.I47">
            <calcext:condition calcext:apply-style-name="Ergebnis2" calcext:value="=[.$A10]" calcext:base-cell-address="Tabelle1.I9"/>
          </calcext:conditional-format>
          <calcext:conditional-format calcext:target-range-address="Tabelle1.J51:Tabelle1.J51">
            <calcext:condition calcext:apply-style-name="Ergebnis2" calcext:value="=[.$A10]" calcext:base-cell-address="Tabelle1.I9"/>
          </calcext:conditional-format>
          <calcext:conditional-format calcext:target-range-address="Tabelle1.K44:Tabelle1.K44">
            <calcext:condition calcext:apply-style-name="Ergebnis2" calcext:value="=[.$A10]" calcext:base-cell-address="Tabelle1.I9"/>
          </calcext:conditional-format>
          <calcext:conditional-format calcext:target-range-address="Tabelle1.L50:Tabelle1.L50">
            <calcext:condition calcext:apply-style-name="Ergebnis2" calcext:value="=[.$A10]" calcext:base-cell-address="Tabelle1.I9"/>
          </calcext:conditional-format>
          <calcext:conditional-format calcext:target-range-address="Tabelle1.M51:Tabelle1.M51">
            <calcext:condition calcext:apply-style-name="Ergebnis2" calcext:value="=[.$A10]" calcext:base-cell-address="Tabelle1.I9"/>
          </calcext:conditional-format>
          <calcext:conditional-format calcext:target-range-address="Tabelle1.I48:Tabelle1.I48">
            <calcext:condition calcext:apply-style-name="Ergebnis2" calcext:value="=[.$A10]" calcext:base-cell-address="Tabelle1.I9"/>
          </calcext:conditional-format>
          <calcext:conditional-format calcext:target-range-address="Tabelle1.J52:Tabelle1.J52">
            <calcext:condition calcext:apply-style-name="Ergebnis2" calcext:value="=[.$A10]" calcext:base-cell-address="Tabelle1.I9"/>
          </calcext:conditional-format>
          <calcext:conditional-format calcext:target-range-address="Tabelle1.K45:Tabelle1.K45">
            <calcext:condition calcext:apply-style-name="Ergebnis2" calcext:value="=[.$A10]" calcext:base-cell-address="Tabelle1.I9"/>
          </calcext:conditional-format>
          <calcext:conditional-format calcext:target-range-address="Tabelle1.L51:Tabelle1.L51">
            <calcext:condition calcext:apply-style-name="Ergebnis2" calcext:value="=[.$A10]" calcext:base-cell-address="Tabelle1.I9"/>
          </calcext:conditional-format>
          <calcext:conditional-format calcext:target-range-address="Tabelle1.M52:Tabelle1.M52">
            <calcext:condition calcext:apply-style-name="Ergebnis2" calcext:value="=[.$A10]" calcext:base-cell-address="Tabelle1.I9"/>
          </calcext:conditional-format>
          <calcext:conditional-format calcext:target-range-address="Tabelle1.I51:Tabelle1.I51">
            <calcext:condition calcext:apply-style-name="Ergebnis2" calcext:value="=[.$A10]" calcext:base-cell-address="Tabelle1.I9"/>
          </calcext:conditional-format>
          <calcext:conditional-format calcext:target-range-address="Tabelle1.J53:Tabelle1.J53">
            <calcext:condition calcext:apply-style-name="Ergebnis2" calcext:value="=[.$A10]" calcext:base-cell-address="Tabelle1.I9"/>
          </calcext:conditional-format>
          <calcext:conditional-format calcext:target-range-address="Tabelle1.K48:Tabelle1.K48">
            <calcext:condition calcext:apply-style-name="Ergebnis2" calcext:value="=[.$A10]" calcext:base-cell-address="Tabelle1.I9"/>
          </calcext:conditional-format>
          <calcext:conditional-format calcext:target-range-address="Tabelle1.L52:Tabelle1.L52">
            <calcext:condition calcext:apply-style-name="Ergebnis2" calcext:value="=[.$A10]" calcext:base-cell-address="Tabelle1.I9"/>
          </calcext:conditional-format>
          <calcext:conditional-format calcext:target-range-address="Tabelle1.M53:Tabelle1.M53">
            <calcext:condition calcext:apply-style-name="Ergebnis2" calcext:value="=[.$A10]" calcext:base-cell-address="Tabelle1.I9"/>
          </calcext:conditional-format>
          <calcext:conditional-format calcext:target-range-address="Tabelle1.I52:Tabelle1.I52">
            <calcext:condition calcext:apply-style-name="Ergebnis2" calcext:value="=[.$A10]" calcext:base-cell-address="Tabelle1.I9"/>
          </calcext:conditional-format>
          <calcext:conditional-format calcext:target-range-address="Tabelle1.J54:Tabelle1.J54">
            <calcext:condition calcext:apply-style-name="Ergebnis2" calcext:value="=[.$A10]" calcext:base-cell-address="Tabelle1.I9"/>
          </calcext:conditional-format>
          <calcext:conditional-format calcext:target-range-address="Tabelle1.K49:Tabelle1.K49">
            <calcext:condition calcext:apply-style-name="Ergebnis2" calcext:value="=[.$A10]" calcext:base-cell-address="Tabelle1.I9"/>
          </calcext:conditional-format>
          <calcext:conditional-format calcext:target-range-address="Tabelle1.L53:Tabelle1.L53">
            <calcext:condition calcext:apply-style-name="Ergebnis2" calcext:value="=[.$A10]" calcext:base-cell-address="Tabelle1.I9"/>
          </calcext:conditional-format>
          <calcext:conditional-format calcext:target-range-address="Tabelle1.M57:Tabelle1.M57">
            <calcext:condition calcext:apply-style-name="Ergebnis2" calcext:value="=[.$A10]" calcext:base-cell-address="Tabelle1.I9"/>
          </calcext:conditional-format>
          <calcext:conditional-format calcext:target-range-address="Tabelle1.I53:Tabelle1.I53">
            <calcext:condition calcext:apply-style-name="Ergebnis2" calcext:value="=[.$A10]" calcext:base-cell-address="Tabelle1.I9"/>
          </calcext:conditional-format>
          <calcext:conditional-format calcext:target-range-address="Tabelle1.J57:Tabelle1.J57">
            <calcext:condition calcext:apply-style-name="Ergebnis2" calcext:value="=[.$A10]" calcext:base-cell-address="Tabelle1.I9"/>
          </calcext:conditional-format>
          <calcext:conditional-format calcext:target-range-address="Tabelle1.K51:Tabelle1.K51">
            <calcext:condition calcext:apply-style-name="Ergebnis2" calcext:value="=[.$A10]" calcext:base-cell-address="Tabelle1.I9"/>
          </calcext:conditional-format>
          <calcext:conditional-format calcext:target-range-address="Tabelle1.L55:Tabelle1.L55">
            <calcext:condition calcext:apply-style-name="Ergebnis2" calcext:value="=[.$A10]" calcext:base-cell-address="Tabelle1.I9"/>
          </calcext:conditional-format>
          <calcext:conditional-format calcext:target-range-address="Tabelle1.M58:Tabelle1.M58">
            <calcext:condition calcext:apply-style-name="Ergebnis2" calcext:value="=[.$A10]" calcext:base-cell-address="Tabelle1.I9"/>
          </calcext:conditional-format>
          <calcext:conditional-format calcext:target-range-address="Tabelle1.I54:Tabelle1.I54">
            <calcext:condition calcext:apply-style-name="Ergebnis2" calcext:value="=[.$A10]" calcext:base-cell-address="Tabelle1.I9"/>
          </calcext:conditional-format>
          <calcext:conditional-format calcext:target-range-address="Tabelle1.J58:Tabelle1.J58">
            <calcext:condition calcext:apply-style-name="Ergebnis2" calcext:value="=[.$A10]" calcext:base-cell-address="Tabelle1.I9"/>
          </calcext:conditional-format>
          <calcext:conditional-format calcext:target-range-address="Tabelle1.K52:Tabelle1.K52">
            <calcext:condition calcext:apply-style-name="Ergebnis2" calcext:value="=[.$A10]" calcext:base-cell-address="Tabelle1.I9"/>
          </calcext:conditional-format>
          <calcext:conditional-format calcext:target-range-address="Tabelle1.L57:Tabelle1.L57">
            <calcext:condition calcext:apply-style-name="Ergebnis2" calcext:value="=[.$A10]" calcext:base-cell-address="Tabelle1.I9"/>
          </calcext:conditional-format>
          <calcext:conditional-format calcext:target-range-address="Tabelle1.M59:Tabelle1.M59">
            <calcext:condition calcext:apply-style-name="Ergebnis2" calcext:value="=[.$A10]" calcext:base-cell-address="Tabelle1.I9"/>
          </calcext:conditional-format>
          <calcext:conditional-format calcext:target-range-address="Tabelle1.I57:Tabelle1.I57">
            <calcext:condition calcext:apply-style-name="Ergebnis2" calcext:value="=[.$A10]" calcext:base-cell-address="Tabelle1.I9"/>
          </calcext:conditional-format>
          <calcext:conditional-format calcext:target-range-address="Tabelle1.J59:Tabelle1.J59">
            <calcext:condition calcext:apply-style-name="Ergebnis2" calcext:value="=[.$A10]" calcext:base-cell-address="Tabelle1.I9"/>
          </calcext:conditional-format>
          <calcext:conditional-format calcext:target-range-address="Tabelle1.K53:Tabelle1.K53">
            <calcext:condition calcext:apply-style-name="Ergebnis2" calcext:value="=[.$A10]" calcext:base-cell-address="Tabelle1.I9"/>
          </calcext:conditional-format>
          <calcext:conditional-format calcext:target-range-address="Tabelle1.L58:Tabelle1.L58">
            <calcext:condition calcext:apply-style-name="Ergebnis2" calcext:value="=[.$A10]" calcext:base-cell-address="Tabelle1.I9"/>
          </calcext:conditional-format>
          <calcext:conditional-format calcext:target-range-address="Tabelle1.M60:Tabelle1.M60">
            <calcext:condition calcext:apply-style-name="Ergebnis2" calcext:value="=[.$A10]" calcext:base-cell-address="Tabelle1.I9"/>
          </calcext:conditional-format>
          <calcext:conditional-format calcext:target-range-address="Tabelle1.I58:Tabelle1.I58">
            <calcext:condition calcext:apply-style-name="Ergebnis2" calcext:value="=[.$A10]" calcext:base-cell-address="Tabelle1.I9"/>
          </calcext:conditional-format>
          <calcext:conditional-format calcext:target-range-address="Tabelle1.J60:Tabelle1.J60">
            <calcext:condition calcext:apply-style-name="Ergebnis2" calcext:value="=[.$A10]" calcext:base-cell-address="Tabelle1.I9"/>
          </calcext:conditional-format>
          <calcext:conditional-format calcext:target-range-address="Tabelle1.K54:Tabelle1.K54">
            <calcext:condition calcext:apply-style-name="Ergebnis2" calcext:value="=[.$A10]" calcext:base-cell-address="Tabelle1.I9"/>
          </calcext:conditional-format>
          <calcext:conditional-format calcext:target-range-address="Tabelle1.L59:Tabelle1.L59">
            <calcext:condition calcext:apply-style-name="Ergebnis2" calcext:value="=[.$A10]" calcext:base-cell-address="Tabelle1.I9"/>
          </calcext:conditional-format>
          <calcext:conditional-format calcext:target-range-address="Tabelle1.M61:Tabelle1.M61">
            <calcext:condition calcext:apply-style-name="Ergebnis2" calcext:value="=[.$A10]" calcext:base-cell-address="Tabelle1.I9"/>
          </calcext:conditional-format>
          <calcext:conditional-format calcext:target-range-address="Tabelle1.I59:Tabelle1.I59">
            <calcext:condition calcext:apply-style-name="Ergebnis2" calcext:value="=[.$A10]" calcext:base-cell-address="Tabelle1.I9"/>
          </calcext:conditional-format>
          <calcext:conditional-format calcext:target-range-address="Tabelle1.J61:Tabelle1.J61">
            <calcext:condition calcext:apply-style-name="Ergebnis2" calcext:value="=[.$A10]" calcext:base-cell-address="Tabelle1.I9"/>
          </calcext:conditional-format>
          <calcext:conditional-format calcext:target-range-address="Tabelle1.K56:Tabelle1.K56">
            <calcext:condition calcext:apply-style-name="Ergebnis2" calcext:value="=[.$A10]" calcext:base-cell-address="Tabelle1.I9"/>
          </calcext:conditional-format>
          <calcext:conditional-format calcext:target-range-address="Tabelle1.L60:Tabelle1.L60">
            <calcext:condition calcext:apply-style-name="Ergebnis2" calcext:value="=[.$A10]" calcext:base-cell-address="Tabelle1.I9"/>
          </calcext:conditional-format>
          <calcext:conditional-format calcext:target-range-address="Tabelle1.M62:Tabelle1.M62">
            <calcext:condition calcext:apply-style-name="Ergebnis2" calcext:value="=[.$A10]" calcext:base-cell-address="Tabelle1.I9"/>
          </calcext:conditional-format>
          <calcext:conditional-format calcext:target-range-address="Tabelle1.I60:Tabelle1.I60">
            <calcext:condition calcext:apply-style-name="Ergebnis2" calcext:value="=[.$A10]" calcext:base-cell-address="Tabelle1.I9"/>
          </calcext:conditional-format>
          <calcext:conditional-format calcext:target-range-address="Tabelle1.J62:Tabelle1.J62">
            <calcext:condition calcext:apply-style-name="Ergebnis2" calcext:value="=[.$A10]" calcext:base-cell-address="Tabelle1.I9"/>
          </calcext:conditional-format>
          <calcext:conditional-format calcext:target-range-address="Tabelle1.K57:Tabelle1.K57">
            <calcext:condition calcext:apply-style-name="Ergebnis2" calcext:value="=[.$A10]" calcext:base-cell-address="Tabelle1.I9"/>
          </calcext:conditional-format>
          <calcext:conditional-format calcext:target-range-address="Tabelle1.L62:Tabelle1.L62">
            <calcext:condition calcext:apply-style-name="Ergebnis2" calcext:value="=[.$A10]" calcext:base-cell-address="Tabelle1.I9"/>
          </calcext:conditional-format>
          <calcext:conditional-format calcext:target-range-address="Tabelle1.M63:Tabelle1.M63">
            <calcext:condition calcext:apply-style-name="Ergebnis2" calcext:value="=[.$A10]" calcext:base-cell-address="Tabelle1.I9"/>
          </calcext:conditional-format>
          <calcext:conditional-format calcext:target-range-address="Tabelle1.I62:Tabelle1.I62">
            <calcext:condition calcext:apply-style-name="Ergebnis2" calcext:value="=[.$A10]" calcext:base-cell-address="Tabelle1.I9"/>
          </calcext:conditional-format>
          <calcext:conditional-format calcext:target-range-address="Tabelle1.J63:Tabelle1.J63">
            <calcext:condition calcext:apply-style-name="Ergebnis2" calcext:value="=[.$A10]" calcext:base-cell-address="Tabelle1.I9"/>
          </calcext:conditional-format>
          <calcext:conditional-format calcext:target-range-address="Tabelle1.K58:Tabelle1.K58">
            <calcext:condition calcext:apply-style-name="Ergebnis2" calcext:value="=[.$A10]" calcext:base-cell-address="Tabelle1.I9"/>
          </calcext:conditional-format>
          <calcext:conditional-format calcext:target-range-address="Tabelle1.L63:Tabelle1.L63">
            <calcext:condition calcext:apply-style-name="Ergebnis2" calcext:value="=[.$A10]" calcext:base-cell-address="Tabelle1.I9"/>
          </calcext:conditional-format>
          <calcext:conditional-format calcext:target-range-address="Tabelle1.M64:Tabelle1.M64">
            <calcext:condition calcext:apply-style-name="Ergebnis2" calcext:value="=[.$A10]" calcext:base-cell-address="Tabelle1.I9"/>
          </calcext:conditional-format>
          <calcext:conditional-format calcext:target-range-address="Tabelle1.I63:Tabelle1.I63">
            <calcext:condition calcext:apply-style-name="Ergebnis2" calcext:value="=[.$A10]" calcext:base-cell-address="Tabelle1.I9"/>
          </calcext:conditional-format>
          <calcext:conditional-format calcext:target-range-address="Tabelle1.J64:Tabelle1.J64">
            <calcext:condition calcext:apply-style-name="Ergebnis2" calcext:value="=[.$A10]" calcext:base-cell-address="Tabelle1.I9"/>
          </calcext:conditional-format>
          <calcext:conditional-format calcext:target-range-address="Tabelle1.K59:Tabelle1.K59">
            <calcext:condition calcext:apply-style-name="Ergebnis2" calcext:value="=[.$A10]" calcext:base-cell-address="Tabelle1.I9"/>
          </calcext:conditional-format>
          <calcext:conditional-format calcext:target-range-address="Tabelle1.L64:Tabelle1.L64">
            <calcext:condition calcext:apply-style-name="Ergebnis2" calcext:value="=[.$A10]" calcext:base-cell-address="Tabelle1.I9"/>
          </calcext:conditional-format>
          <calcext:conditional-format calcext:target-range-address="Tabelle1.M65:Tabelle1.M65">
            <calcext:condition calcext:apply-style-name="Ergebnis2" calcext:value="=[.$A10]" calcext:base-cell-address="Tabelle1.I9"/>
          </calcext:conditional-format>
          <calcext:conditional-format calcext:target-range-address="Tabelle1.I64:Tabelle1.I64">
            <calcext:condition calcext:apply-style-name="Ergebnis2" calcext:value="=[.$A10]" calcext:base-cell-address="Tabelle1.I9"/>
          </calcext:conditional-format>
          <calcext:conditional-format calcext:target-range-address="Tabelle1.J65:Tabelle1.J65">
            <calcext:condition calcext:apply-style-name="Ergebnis2" calcext:value="=[.$A10]" calcext:base-cell-address="Tabelle1.I9"/>
          </calcext:conditional-format>
          <calcext:conditional-format calcext:target-range-address="Tabelle1.K60:Tabelle1.K60">
            <calcext:condition calcext:apply-style-name="Ergebnis2" calcext:value="=[.$A10]" calcext:base-cell-address="Tabelle1.I9"/>
          </calcext:conditional-format>
          <calcext:conditional-format calcext:target-range-address="Tabelle1.L65:Tabelle1.L65">
            <calcext:condition calcext:apply-style-name="Ergebnis2" calcext:value="=[.$A10]" calcext:base-cell-address="Tabelle1.I9"/>
          </calcext:conditional-format>
          <calcext:conditional-format calcext:target-range-address="Tabelle1.M66:Tabelle1.M66">
            <calcext:condition calcext:apply-style-name="Ergebnis2" calcext:value="=[.$A10]" calcext:base-cell-address="Tabelle1.I9"/>
          </calcext:conditional-format>
          <calcext:conditional-format calcext:target-range-address="Tabelle1.I65:Tabelle1.I65">
            <calcext:condition calcext:apply-style-name="Ergebnis2" calcext:value="=[.$A10]" calcext:base-cell-address="Tabelle1.I9"/>
          </calcext:conditional-format>
          <calcext:conditional-format calcext:target-range-address="Tabelle1.J66:Tabelle1.J66">
            <calcext:condition calcext:apply-style-name="Ergebnis2" calcext:value="=[.$A10]" calcext:base-cell-address="Tabelle1.I9"/>
          </calcext:conditional-format>
          <calcext:conditional-format calcext:target-range-address="Tabelle1.K61:Tabelle1.K61">
            <calcext:condition calcext:apply-style-name="Ergebnis2" calcext:value="=[.$A10]" calcext:base-cell-address="Tabelle1.I9"/>
          </calcext:conditional-format>
          <calcext:conditional-format calcext:target-range-address="Tabelle1.L66:Tabelle1.L66">
            <calcext:condition calcext:apply-style-name="Ergebnis2" calcext:value="=[.$A10]" calcext:base-cell-address="Tabelle1.I9"/>
          </calcext:conditional-format>
          <calcext:conditional-format calcext:target-range-address="Tabelle1.M67:Tabelle1.M67">
            <calcext:condition calcext:apply-style-name="Ergebnis2" calcext:value="=[.$A10]" calcext:base-cell-address="Tabelle1.I9"/>
          </calcext:conditional-format>
          <calcext:conditional-format calcext:target-range-address="Tabelle1.I66:Tabelle1.I66">
            <calcext:condition calcext:apply-style-name="Ergebnis2" calcext:value="=[.$A10]" calcext:base-cell-address="Tabelle1.I9"/>
          </calcext:conditional-format>
          <calcext:conditional-format calcext:target-range-address="Tabelle1.J67:Tabelle1.J67">
            <calcext:condition calcext:apply-style-name="Ergebnis2" calcext:value="=[.$A10]" calcext:base-cell-address="Tabelle1.I9"/>
          </calcext:conditional-format>
          <calcext:conditional-format calcext:target-range-address="Tabelle1.K62:Tabelle1.K62">
            <calcext:condition calcext:apply-style-name="Ergebnis2" calcext:value="=[.$A10]" calcext:base-cell-address="Tabelle1.I9"/>
          </calcext:conditional-format>
          <calcext:conditional-format calcext:target-range-address="Tabelle1.L67:Tabelle1.L67">
            <calcext:condition calcext:apply-style-name="Ergebnis2" calcext:value="=[.$A10]" calcext:base-cell-address="Tabelle1.I9"/>
          </calcext:conditional-format>
          <calcext:conditional-format calcext:target-range-address="Tabelle1.M68:Tabelle1.M68">
            <calcext:condition calcext:apply-style-name="Ergebnis2" calcext:value="=[.$A10]" calcext:base-cell-address="Tabelle1.I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6T03:41:16</meta:creation-date>
    <dc:date>2013-06-06T04:46:12</dc:date>
    <meta:editing-duration>PT30M31S</meta:editing-duration>
    <meta:editing-cycles>2</meta:editing-cycles>
    <meta:generator>LibreOffice/4.0.2.2$Linux_X86_64 LibreOffice_project/400m0$Build-2</meta:generator>
    <meta:document-statistic meta:table-count="1" meta:cell-count="788" meta:object-count="0"/>
  </office:meta>
</office:document-meta>
</file>